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98in"/>
    </style:style>
    <style:style style:name="co2" style:family="table-column">
      <style:table-column-properties fo:break-before="auto" style:column-width="1.939in"/>
    </style:style>
    <style:style style:name="co3" style:family="table-column">
      <style:table-column-properties fo:break-before="auto" style:column-width="1.9937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0.798in"/>
    </style:style>
    <style:style style:name="co6" style:family="table-column">
      <style:table-column-properties fo:break-before="auto" style:column-width="1.0083in"/>
    </style:style>
    <style:style style:name="co7" style:family="table-column">
      <style:table-column-properties fo:break-before="auto" style:column-width="3.4236in"/>
    </style:style>
    <style:style style:name="co8" style:family="table-column">
      <style:table-column-properties fo:break-before="auto" style:column-width="1.3516in"/>
    </style:style>
    <style:style style:name="co9" style:family="table-column">
      <style:table-column-properties fo:break-before="auto" style:column-width="0.5098in"/>
    </style:style>
    <style:style style:name="co10" style:family="table-column">
      <style:table-column-properties fo:break-before="auto" style:column-width="2.3161in"/>
    </style:style>
    <style:style style:name="co11" style:family="table-column">
      <style:table-column-properties fo:break-before="auto" style:column-width="1.0862in"/>
    </style:style>
    <style:style style:name="co12" style:family="table-column">
      <style:table-column-properties fo:break-before="auto" style:column-width="0.8752in"/>
    </style:style>
    <style:style style:name="co13" style:family="table-column">
      <style:table-column-properties fo:break-before="auto" style:column-width="0.6425in"/>
    </style:style>
    <style:style style:name="co14" style:family="table-column">
      <style:table-column-properties fo:break-before="auto" style:column-width="1.3402in"/>
    </style:style>
    <style:style style:name="co15" style:family="table-column">
      <style:table-column-properties fo:break-before="auto" style:column-width="0.7311in"/>
    </style:style>
    <style:style style:name="co16" style:family="table-column">
      <style:table-column-properties fo:break-before="auto" style:column-width="0.8535in"/>
    </style:style>
    <style:style style:name="co17" style:family="table-column">
      <style:table-column-properties fo:break-before="auto" style:column-width="0.4654in"/>
    </style:style>
    <style:style style:name="co18" style:family="table-column">
      <style:table-column-properties fo:break-before="auto" style:column-width="1.2744in"/>
    </style:style>
    <style:style style:name="co19" style:family="table-column">
      <style:table-column-properties fo:break-before="auto" style:column-width="0.672in"/>
    </style:style>
    <style:style style:name="co20" style:family="table-column">
      <style:table-column-properties fo:break-before="auto" style:column-width="3.3016in"/>
    </style:style>
    <style:style style:name="co21" style:family="table-column">
      <style:table-column-properties fo:break-before="auto" style:column-width="3.3791in"/>
    </style:style>
    <style:style style:name="co22" style:family="table-column">
      <style:table-column-properties fo:break-before="auto" style:column-width="1.0634in"/>
    </style:style>
    <style:style style:name="co23" style:family="table-column">
      <style:table-column-properties fo:break-before="auto" style:column-width="2.2382in"/>
    </style:style>
    <style:style style:name="co24" style:family="table-column">
      <style:table-column-properties fo:break-before="auto" style:column-width="2.193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o">
      <style:table-properties table:display="true" style:writing-mode="lr-tb"/>
    </style:style>
    <style:style style:name="ta2" style:family="table" style:master-page-name="PageStyle_5f_Combined_20_Data">
      <style:table-properties table:display="true" style:writing-mode="lr-tb"/>
    </style:style>
    <style:style style:name="ta3" style:family="table" style:master-page-name="PageStyle_5f_Senior_20_Center">
      <style:table-properties table:display="true" style:writing-mode="lr-tb"/>
    </style:style>
    <style:style style:name="ta4" style:family="table" style:master-page-name="PageStyle_5f_Assisted_20_Living_20_Large">
      <style:table-properties table:display="true" style:writing-mode="lr-tb"/>
    </style:style>
    <style:style style:name="ta5" style:family="table" style:master-page-name="PageStyle_5f_Assisted_20_Living_20_Small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Default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Default" style:data-style-name="N810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number-columns-repeated="1004" table:default-cell-style-name="Default"/>
        <table:table-row table:style-name="ro1">
          <table:table-cell table:number-columns-repeated="1024"/>
        </table:table-row>
        <table:named-expressions>
          <table:named-expression table:name="_xlnm.Auto_Open_xlquery_DClick" table:base-cell-address="$o.$A$1" table:expression="[1]!register.dclick"/>
          <table:named-expression table:name="QUERY1.keep_password" table:base-cell-address="$o.$A$1" table:expression="0"/>
          <table:named-expression table:name="QUERY1.query_connection" table:base-cell-address="$o.$A$1" table:expression="{&quot;DSN=Excel Files;DBQ=C:\Users\Natasha\Desktop\Information Organization - Seniors.xls;DefaultDir=C:\Users\Natasha\Desktop;DriverId=1046;MaxBufferSize=2048;PageTimeout=5;&quot;}"/>
          <table:named-expression table:name="QUERY1.query_definition" table:base-cell-address="$o.$A$1" table:expression="{&quot;SELECT Assisted_Living_Small.FID, Assisted_Living_Small.Name, Assisted_Living_Small.Address, Assisted_Living_Small.City, Assisted_Living_Small.State, Assisted_Living_Small.Zipcode, Assisted_Living_Sma&quot;|&quot;ll.Total_Beds, Assisted_Living_Small.geom, Senior_Centers_Addresses.FID, Senior_Centers_Addresses.UID, Senior_Centers_Addresses.NAME, Senior_Centers_Addresses.PLACE_TYPE, Senior_Centers_Addresses.NUMB&quot;|&quot;ER, Senior_Centers_Addresses.SUITE, Senior_Centers_Addresses.STREET, Senior_Centers_Addresses.SUFFIX, Senior_Centers_Addresses.CITY, Senior_Centers_Addresses.ZIP, Senior_Centers_Addresses.WORKPROGRE, &quot;|&quot;Senior_Centers_Addresses.geom_x000D_&#10;FROM `C:\Users\Natasha\Desktop\Information Organization - Seniors.xls`.Assisted_Living_Small Assisted_Living_Small, `C:\Users\Natasha\Desktop\Information Organization - &quot;|&quot;Seniors.xls`.Senior_Centers_Addresses Senior_Centers_Addresses&quot;}"/>
          <table:named-expression table:name="QUERY1.query_options" table:base-cell-address="$o.$A$1" table:expression="{TRUE|TRUE}"/>
          <table:named-range table:name="QUERY1.query_range" table:base-cell-address="$o.$A$1" table:cell-range-address="$o.$A$1:.$T$757"/>
          <table:named-expression table:name="QUERY1.query_source" table:base-cell-address="$o.$A$1" table:expression="{&quot;Excel Files&quot;}"/>
          <table:named-expression table:name="QUERY1.query_statement" table:base-cell-address="$o.$A$1" table:expression="{&quot;SELECT Assisted_Living_Small.FID, Assisted_Living_Small.Name, Assisted_Living_Small.Address, Assisted_Living_Small.City, Assisted_Living_Small.State, Assisted_Living_Small.Zipcode, Assisted_Living_Sma&quot;|&quot;ll.Total_Beds, Assisted_Living_Small.geom, Senior_Centers_Addresses.FID, Senior_Centers_Addresses.UID, Senior_Centers_Addresses.NAME, Senior_Centers_Addresses.PLACE_TYPE, Senior_Centers_Addresses.NUMB&quot;|&quot;ER, Senior_Centers_Addresses.SUITE, Senior_Centers_Addresses.STREET, Senior_Centers_Addresses.SUFFIX, Senior_Centers_Addresses.CITY, Senior_Centers_Addresses.ZIP, Senior_Centers_Addresses.WORKPROGRE, &quot;|&quot;Senior_Centers_Addresses.geom_x000D_&#10;FROM `C:\Users\Natasha\Desktop\Information Organization - Seniors.xls`.Assisted_Living_Small Assisted_Living_Small, `C:\Users\Natasha\Desktop\Information Organization - &quot;|&quot;Seniors.xls`.Senior_Centers_Addresses Senior_Centers_Addresses&quot;}"/>
        </table:named-expressions>
      </table:table>
      <table:table table:name="Combined Data" table:style-name="ta2" table:print="false">
        <office:forms form:automatic-focus="false" form:apply-design-mode="false"/>
        <table:table-column table:style-name="co19" table:default-cell-style-name="Default"/>
        <table:table-column table:style-name="co2" table:default-cell-style-name="Default"/>
        <table:table-column table:style-name="co2" table:default-cell-style-name="ce2"/>
        <table:table-column table:style-name="co20" table:default-cell-style-name="Default"/>
        <table:table-column table:style-name="co19" table:number-columns-repeated="4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19" table:number-columns-repeated="1013" table:default-cell-style-name="Default"/>
        <table:table-row table:style-name="ro1">
          <table:table-cell office:value-type="string">
            <text:p>FID</text:p>
          </table:table-cell>
          <table:table-cell office:value-type="string">
            <text:p>Name</text:p>
          </table:table-cell>
          <table:table-cell table:style-name="ce1" office:value-type="string">
            <text:p>Number</text:p>
          </table:table-cell>
          <table:table-cell table:style-name="ce3" office:value-type="string">
            <text:p>Street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code</text:p>
          </table:table-cell>
          <table:table-cell office:value-type="string">
            <text:p>Total_Beds</text:p>
          </table:table-cell>
          <table:table-cell office:value-type="string">
            <text:p>geom</text:p>
          </table:table-cell>
          <table:table-cell office:value-type="string">
            <text:p>UID</text:p>
          </table:table-cell>
          <table:table-cell office:value-type="string">
            <text:p>PLACE_TYPE</text:p>
          </table:table-cell>
          <table:table-cell office:value-type="string">
            <text:p>SUITE</text:p>
          </table:table-cell>
          <table:table-cell office:value-type="string">
            <text:p>WORKPLACE</text:p>
          </table:table-cell>
          <table:table-cell table:number-columns-repeated="1011"/>
        </table:table-row>
        <table:table-row table:style-name="ro1">
          <table:table-cell office:value-type="string">
            <text:p>Assisted_Living_Facilities_Small.fid--6345c1b2_1505cf71764_-5ebf</text:p>
          </table:table-cell>
          <table:table-cell office:value-type="string">
            <text:p>A. DAWN HOME, LLC</text:p>
          </table:table-cell>
          <table:table-cell table:style-name="ce1" office:value-type="string">
            <text:p>4994</text:p>
          </table:table-cell>
          <table:table-cell table:style-name="ce3" office:value-type="string">
            <text:p>BEAVERBROOK RD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12">
            <text:p>12</text:p>
          </table:table-cell>
          <table:table-cell office:value-type="string">
            <text:p>POINT (1349451.0355969127 571232.3333962755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e</text:p>
          </table:table-cell>
          <table:table-cell office:value-type="string">
            <text:p>AASTORIA GROUP HOME</text:p>
          </table:table-cell>
          <table:table-cell table:style-name="ce1" office:value-type="string">
            <text:p>11584</text:p>
          </table:table-cell>
          <table:table-cell table:style-name="ce3" office:value-type="string">
            <text:p>SCAGGSVILLE RD</text:p>
          </table:table-cell>
          <table:table-cell office:value-type="string">
            <text:p>FULTON</text:p>
          </table:table-cell>
          <table:table-cell office:value-type="string">
            <text:p>MD</text:p>
          </table:table-cell>
          <table:table-cell office:value-type="float" office:value="20759">
            <text:p>20759</text:p>
          </table:table-cell>
          <table:table-cell office:value-type="float" office:value="13">
            <text:p>13</text:p>
          </table:table-cell>
          <table:table-cell office:value-type="string">
            <text:p>POINT (1337121.3921242682 540248.8691431788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d</text:p>
          </table:table-cell>
          <table:table-cell office:value-type="string">
            <text:p>AASTORIA HOUSE II</text:p>
          </table:table-cell>
          <table:table-cell table:style-name="ce1" office:value-type="string">
            <text:p>6636</text:p>
          </table:table-cell>
          <table:table-cell table:style-name="ce3" office:value-type="string">
            <text:p>CEDAR L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12">
            <text:p>12</text:p>
          </table:table-cell>
          <table:table-cell office:value-type="string">
            <text:p>POINT (1342578.9912003863 555180.0032951274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c</text:p>
          </table:table-cell>
          <table:table-cell office:value-type="string">
            <text:p>AATHOME FAMILY PLACE, INC.</text:p>
          </table:table-cell>
          <table:table-cell table:style-name="ce1" office:value-type="string">
            <text:p>5285</text:p>
          </table:table-cell>
          <table:table-cell table:style-name="ce3" office:value-type="string">
            <text:p>FIVE FINGERS WAY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8">
            <text:p>8</text:p>
          </table:table-cell>
          <table:table-cell office:value-type="string">
            <text:p>POINT (1362621.5028654446 568130.3872032359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b</text:p>
          </table:table-cell>
          <table:table-cell office:value-type="string">
            <text:p>ABUNDANT LIFE I GROUP HOME</text:p>
          </table:table-cell>
          <table:table-cell table:style-name="ce1" office:value-type="string">
            <text:p>9966</text:p>
          </table:table-cell>
          <table:table-cell table:style-name="ce3" office:value-type="string">
            <text:p>OAK LEA CT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7">
            <text:p>7</text:p>
          </table:table-cell>
          <table:table-cell office:value-type="string">
            <text:p>POINT (1353241.0349553295 587084.4812919315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a</text:p>
          </table:table-cell>
          <table:table-cell office:value-type="string">
            <text:p>ABUNDANT LIFE II GROUP HOME</text:p>
          </table:table-cell>
          <table:table-cell table:style-name="ce1" office:value-type="string">
            <text:p>9950</text:p>
          </table:table-cell>
          <table:table-cell table:style-name="ce3" office:value-type="string">
            <text:p>OAK LEA CT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5">
            <text:p>5</text:p>
          </table:table-cell>
          <table:table-cell office:value-type="string">
            <text:p>POINT (1353171.67357711 586714.2612773703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9</text:p>
          </table:table-cell>
          <table:table-cell office:value-type="string">
            <text:p>AGAPE SENIOR HOME I</text:p>
          </table:table-cell>
          <table:table-cell table:style-name="ce1" office:value-type="string">
            <text:p>9420</text:p>
          </table:table-cell>
          <table:table-cell table:style-name="ce3" office:value-type="string">
            <text:p>RIDGEVIEW D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6">
            <text:p>21046</text:p>
          </table:table-cell>
          <table:table-cell office:value-type="float" office:value="8">
            <text:p>8</text:p>
          </table:table-cell>
          <table:table-cell office:value-type="string">
            <text:p>POINT (1359526.5806094373 545829.6797814585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8</text:p>
          </table:table-cell>
          <table:table-cell office:value-type="string">
            <text:p>ALWAYS CARING GROUP HOME</text:p>
          </table:table-cell>
          <table:table-cell table:style-name="ce1" office:value-type="string">
            <text:p>9534</text:p>
          </table:table-cell>
          <table:table-cell table:style-name="ce3" office:value-type="string">
            <text:p>ANGELINA CI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8">
            <text:p>8</text:p>
          </table:table-cell>
          <table:table-cell office:value-type="string">
            <text:p>POINT (1358585.37304676 553221.4955185622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7</text:p>
          </table:table-cell>
          <table:table-cell office:value-type="string">
            <text:p>ANGELS ALERT III</text:p>
          </table:table-cell>
          <table:table-cell table:style-name="ce1" office:value-type="string">
            <text:p>6526</text:p>
          </table:table-cell>
          <table:table-cell table:style-name="ce3" office:value-type="string">
            <text:p>GREENMOUNT DR</text:p>
          </table:table-cell>
          <table:table-cell office:value-type="string">
            <text:p>ELKRIDGE</text:p>
          </table:table-cell>
          <table:table-cell office:value-type="string">
            <text:p>MD</text:p>
          </table:table-cell>
          <table:table-cell office:value-type="float" office:value="21075">
            <text:p>21075</text:p>
          </table:table-cell>
          <table:table-cell office:value-type="float" office:value="8">
            <text:p>8</text:p>
          </table:table-cell>
          <table:table-cell office:value-type="string">
            <text:p>POINT (1376569.8711605896 558675.5826261676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6</text:p>
          </table:table-cell>
          <table:table-cell office:value-type="string">
            <text:p>ANGEL'S TOUCH</text:p>
          </table:table-cell>
          <table:table-cell table:style-name="ce1" office:value-type="string">
            <text:p>12799</text:p>
          </table:table-cell>
          <table:table-cell table:style-name="ce3" office:value-type="string">
            <text:p>BUTTERCUP CT</text:p>
          </table:table-cell>
          <table:table-cell office:value-type="string">
            <text:p>WEST FRIENDSHIP</text:p>
          </table:table-cell>
          <table:table-cell office:value-type="string">
            <text:p>MD</text:p>
          </table:table-cell>
          <table:table-cell office:value-type="float" office:value="21794">
            <text:p>21794</text:p>
          </table:table-cell>
          <table:table-cell office:value-type="float" office:value="15">
            <text:p>15</text:p>
          </table:table-cell>
          <table:table-cell office:value-type="string">
            <text:p>POINT (1324116.5727041431 597127.2479316199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5</text:p>
          </table:table-cell>
          <table:table-cell office:value-type="string">
            <text:p>AUTUMN HILL GROUP HOME</text:p>
          </table:table-cell>
          <table:table-cell table:style-name="ce1" office:value-type="string">
            <text:p>12401</text:p>
          </table:table-cell>
          <table:table-cell table:style-name="ce3" office:value-type="string">
            <text:p>LIME KILN RD</text:p>
          </table:table-cell>
          <table:table-cell office:value-type="string">
            <text:p>FULTON</text:p>
          </table:table-cell>
          <table:table-cell office:value-type="string">
            <text:p>MD</text:p>
          </table:table-cell>
          <table:table-cell office:value-type="float" office:value="20759">
            <text:p>20759</text:p>
          </table:table-cell>
          <table:table-cell office:value-type="float" office:value="16">
            <text:p>16</text:p>
          </table:table-cell>
          <table:table-cell office:value-type="string">
            <text:p>POINT (1328317.765043144 539451.9449537599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4</text:p>
          </table:table-cell>
          <table:table-cell office:value-type="string">
            <text:p>BLOOMING HEARTS LLC</text:p>
          </table:table-cell>
          <table:table-cell table:style-name="ce1" office:value-type="string">
            <text:p>8107</text:p>
          </table:table-cell>
          <table:table-cell table:style-name="ce3" office:value-type="string">
            <text:p>TIDE ROCK SQ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5">
            <text:p>5</text:p>
          </table:table-cell>
          <table:table-cell office:value-type="string">
            <text:p>POINT (1369173.3727987919 558733.5301067089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3</text:p>
          </table:table-cell>
          <table:table-cell office:value-type="string">
            <text:p>BRYANT WOODS INN I</text:p>
          </table:table-cell>
          <table:table-cell table:style-name="ce1" office:value-type="string">
            <text:p>10461</text:p>
          </table:table-cell>
          <table:table-cell table:style-name="ce3" office:value-type="string">
            <text:p>WATERFOWL TE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2">
            <text:p>2</text:p>
          </table:table-cell>
          <table:table-cell office:value-type="string">
            <text:p>POINT (1350445.8006794811 566890.0769884856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2</text:p>
          </table:table-cell>
          <table:table-cell office:value-type="string">
            <text:p>CHESTNUT HILL MANOR</text:p>
          </table:table-cell>
          <table:table-cell table:style-name="ce1" office:value-type="string">
            <text:p>8205</text:p>
          </table:table-cell>
          <table:table-cell table:style-name="ce3" office:value-type="string">
            <text:p>TYSON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5">
            <text:p>5</text:p>
          </table:table-cell>
          <table:table-cell office:value-type="string">
            <text:p>POINT (1369823.6723026084 591785.5438165669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1</text:p>
          </table:table-cell>
          <table:table-cell office:value-type="string">
            <text:p>COOPER'S SENIOR ASST. LIVING</text:p>
          </table:table-cell>
          <table:table-cell table:style-name="ce1" office:value-type="string">
            <text:p>5615</text:p>
          </table:table-cell>
          <table:table-cell table:style-name="ce3" office:value-type="string">
            <text:p>TRICROSS D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8">
            <text:p>8</text:p>
          </table:table-cell>
          <table:table-cell office:value-type="string">
            <text:p>POINT (1366208.100713889 566070.6176677485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b0</text:p>
          </table:table-cell>
          <table:table-cell office:value-type="string">
            <text:p>COUNTRY GARDENS</text:p>
          </table:table-cell>
          <table:table-cell table:style-name="ce1" office:value-type="string">
            <text:p>12752</text:p>
          </table:table-cell>
          <table:table-cell table:style-name="ce3" office:value-type="string">
            <text:p>SCAGGSVILLE RD</text:p>
          </table:table-cell>
          <table:table-cell office:value-type="string">
            <text:p>HIGHLAND</text:p>
          </table:table-cell>
          <table:table-cell office:value-type="string">
            <text:p>MD</text:p>
          </table:table-cell>
          <table:table-cell office:value-type="float" office:value="20777">
            <text:p>20777</text:p>
          </table:table-cell>
          <table:table-cell office:value-type="float" office:value="15">
            <text:p>15</text:p>
          </table:table-cell>
          <table:table-cell office:value-type="string">
            <text:p>POINT (1325978.794010522 550268.5153234762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f</text:p>
          </table:table-cell>
          <table:table-cell office:value-type="string">
            <text:p>EMMANUEL CARE CENTER I</text:p>
          </table:table-cell>
          <table:table-cell table:style-name="ce1" office:value-type="string">
            <text:p>2992</text:p>
          </table:table-cell>
          <table:table-cell table:style-name="ce3" office:value-type="string">
            <text:p>MOUNT ETNA CI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8">
            <text:p>8</text:p>
          </table:table-cell>
          <table:table-cell office:value-type="string">
            <text:p>POINT (1367453.678881414 589973.3680615742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e</text:p>
          </table:table-cell>
          <table:table-cell office:value-type="string">
            <text:p>EMMANUEL CARE CENTER II</text:p>
          </table:table-cell>
          <table:table-cell table:style-name="ce1" office:value-type="string">
            <text:p>2988</text:p>
          </table:table-cell>
          <table:table-cell table:style-name="ce3" office:value-type="string">
            <text:p>MOUNT ETNA CI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5">
            <text:p>5</text:p>
          </table:table-cell>
          <table:table-cell office:value-type="string">
            <text:p>POINT (1367405.6819783405 590121.163403345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d</text:p>
          </table:table-cell>
          <table:table-cell office:value-type="string">
            <text:p>EMMANUEL CARE CENTER III</text:p>
          </table:table-cell>
          <table:table-cell table:style-name="ce1" office:value-type="string">
            <text:p>10705</text:p>
          </table:table-cell>
          <table:table-cell table:style-name="ce3" office:value-type="string">
            <text:p>VISTA RD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5">
            <text:p>5</text:p>
          </table:table-cell>
          <table:table-cell office:value-type="string">
            <text:p>POINT (1345180.1892156473 550901.8403127901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c</text:p>
          </table:table-cell>
          <table:table-cell office:value-type="string">
            <text:p>FAMILY CARE, INC.</text:p>
          </table:table-cell>
          <table:table-cell table:style-name="ce1" office:value-type="string">
            <text:p>12105</text:p>
          </table:table-cell>
          <table:table-cell table:style-name="ce3" office:value-type="string">
            <text:p>OLD FREDERICK RD</text:p>
          </table:table-cell>
          <table:table-cell office:value-type="string">
            <text:p>MARRIOTTSVILLE</text:p>
          </table:table-cell>
          <table:table-cell office:value-type="string">
            <text:p>MD</text:p>
          </table:table-cell>
          <table:table-cell office:value-type="float" office:value="21104">
            <text:p>21104</text:p>
          </table:table-cell>
          <table:table-cell office:value-type="float" office:value="15">
            <text:p>15</text:p>
          </table:table-cell>
          <table:table-cell office:value-type="string">
            <text:p>POINT (1331491.706590792 601073.8225531057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b</text:p>
          </table:table-cell>
          <table:table-cell office:value-type="string">
            <text:p>FONT HILL ASSISTED LIVING</text:p>
          </table:table-cell>
          <table:table-cell table:style-name="ce1" office:value-type="string">
            <text:p>3417</text:p>
          </table:table-cell>
          <table:table-cell table:style-name="ce3" office:value-type="string">
            <text:p>FONT HILL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5">
            <text:p>5</text:p>
          </table:table-cell>
          <table:table-cell office:value-type="string">
            <text:p>POINT (1353165.527632204 585744.6653025197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a</text:p>
          </table:table-cell>
          <table:table-cell office:value-type="string">
            <text:p>FRIENDSHIP PLACE</text:p>
          </table:table-cell>
          <table:table-cell table:style-name="ce1" office:value-type="string">
            <text:p>6348</text:p>
          </table:table-cell>
          <table:table-cell table:style-name="ce3" office:value-type="string">
            <text:p>SUNNY SPRING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5">
            <text:p>5</text:p>
          </table:table-cell>
          <table:table-cell office:value-type="string">
            <text:p>POINT (1345514.4115528904 558769.235119966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9</text:p>
          </table:table-cell>
          <table:table-cell office:value-type="string">
            <text:p>FRIENDSHIP ASSISTED LIVING</text:p>
          </table:table-cell>
          <table:table-cell table:style-name="ce1" office:value-type="string">
            <text:p>3282</text:p>
          </table:table-cell>
          <table:table-cell table:style-name="ce3" office:value-type="string">
            <text:p>ROSEMARY LN</text:p>
          </table:table-cell>
          <table:table-cell office:value-type="string">
            <text:p>WEST FRIENDSHIP</text:p>
          </table:table-cell>
          <table:table-cell office:value-type="string">
            <text:p>MD</text:p>
          </table:table-cell>
          <table:table-cell office:value-type="float" office:value="21794">
            <text:p>21794</text:p>
          </table:table-cell>
          <table:table-cell office:value-type="float" office:value="8">
            <text:p>8</text:p>
          </table:table-cell>
          <table:table-cell office:value-type="string">
            <text:p>POINT (1323152.5373461004 588076.3197340616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8</text:p>
          </table:table-cell>
          <table:table-cell office:value-type="string">
            <text:p>GARDEN OF GRACE</text:p>
          </table:table-cell>
          <table:table-cell table:style-name="ce1" office:value-type="string">
            <text:p>3125</text:p>
          </table:table-cell>
          <table:table-cell table:style-name="ce3" office:value-type="string">
            <text:p>THE OAKS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5">
            <text:p>5</text:p>
          </table:table-cell>
          <table:table-cell office:value-type="string">
            <text:p>POINT (1370150.5780387751 589812.4028378505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7</text:p>
          </table:table-cell>
          <table:table-cell office:value-type="string">
            <text:p>GLEN HILL HOME</text:p>
          </table:table-cell>
          <table:table-cell table:style-name="ce1" office:value-type="string">
            <text:p>14269</text:p>
          </table:table-cell>
          <table:table-cell table:style-name="ce3" office:value-type="string">
            <text:p>TRIADELPHIA MILL RD</text:p>
          </table:table-cell>
          <table:table-cell office:value-type="string">
            <text:p>DAYTON</text:p>
          </table:table-cell>
          <table:table-cell office:value-type="string">
            <text:p>MD</text:p>
          </table:table-cell>
          <table:table-cell office:value-type="float" office:value="21036">
            <text:p>21036</text:p>
          </table:table-cell>
          <table:table-cell office:value-type="float" office:value="16">
            <text:p>16</text:p>
          </table:table-cell>
          <table:table-cell office:value-type="string">
            <text:p>POINT (1309612.7280551507 568409.2960363319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6</text:p>
          </table:table-cell>
          <table:table-cell office:value-type="string">
            <text:p>GRACE SENIOR HOME</text:p>
          </table:table-cell>
          <table:table-cell table:style-name="ce1" office:value-type="string">
            <text:p>5612</text:p>
          </table:table-cell>
          <table:table-cell table:style-name="ce3" office:value-type="string">
            <text:p>ROUNDTREE L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8">
            <text:p>8</text:p>
          </table:table-cell>
          <table:table-cell office:value-type="string">
            <text:p>POINT (1366058.2567238123 564562.2271895033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5</text:p>
          </table:table-cell>
          <table:table-cell office:value-type="string">
            <text:p>GREENWAY MANOR LLC</text:p>
          </table:table-cell>
          <table:table-cell table:style-name="ce1" office:value-type="string">
            <text:p>2913</text:p>
          </table:table-cell>
          <table:table-cell table:style-name="ce3" office:value-type="string">
            <text:p>GREENWAY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8">
            <text:p>8</text:p>
          </table:table-cell>
          <table:table-cell office:value-type="string">
            <text:p>POINT (1358299.4402766335 591475.0272668259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4</text:p>
          </table:table-cell>
          <table:table-cell office:value-type="string">
            <text:p>HILLSIDE HOUSE</text:p>
          </table:table-cell>
          <table:table-cell table:style-name="ce1" office:value-type="string">
            <text:p>5502</text:p>
          </table:table-cell>
          <table:table-cell table:style-name="ce3" office:value-type="string">
            <text:p>HARRIS FARM LN</text:p>
          </table:table-cell>
          <table:table-cell office:value-type="string">
            <text:p>CLARKSVILLE</text:p>
          </table:table-cell>
          <table:table-cell office:value-type="string">
            <text:p>MD</text:p>
          </table:table-cell>
          <table:table-cell office:value-type="float" office:value="21029">
            <text:p>21029</text:p>
          </table:table-cell>
          <table:table-cell office:value-type="float" office:value="15">
            <text:p>15</text:p>
          </table:table-cell>
          <table:table-cell office:value-type="string">
            <text:p>POINT (1316447.0187901135 567695.7810991972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3</text:p>
          </table:table-cell>
          <table:table-cell office:value-type="string">
            <text:p>IVY MANOR CHESTNUT, INC.</text:p>
          </table:table-cell>
          <table:table-cell table:style-name="ce1" office:value-type="string">
            <text:p>2817</text:p>
          </table:table-cell>
          <table:table-cell table:style-name="ce3" office:value-type="string">
            <text:p>MONTCLAIR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8">
            <text:p>8</text:p>
          </table:table-cell>
          <table:table-cell office:value-type="string">
            <text:p>POINT (1369407.211369248 592746.0672060956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2</text:p>
          </table:table-cell>
          <table:table-cell office:value-type="string">
            <text:p>IVY MANOR NORMANDY</text:p>
          </table:table-cell>
          <table:table-cell table:style-name="ce1" office:value-type="string">
            <text:p>2942</text:p>
          </table:table-cell>
          <table:table-cell table:style-name="ce3" office:value-type="string">
            <text:p>ROSEMAR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8">
            <text:p>8</text:p>
          </table:table-cell>
          <table:table-cell office:value-type="string">
            <text:p>POINT (1367268.7152061618 590723.7586681396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1</text:p>
          </table:table-cell>
          <table:table-cell office:value-type="string">
            <text:p>IVY MANOR NORMANDY II</text:p>
          </table:table-cell>
          <table:table-cell table:style-name="ce1" office:value-type="string">
            <text:p>2928</text:p>
          </table:table-cell>
          <table:table-cell table:style-name="ce3" office:value-type="string">
            <text:p>NORMANDY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8">
            <text:p>8</text:p>
          </table:table-cell>
          <table:table-cell office:value-type="string">
            <text:p>POINT (1366981.0264517725 591192.021137127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a0</text:p>
          </table:table-cell>
          <table:table-cell office:value-type="string">
            <text:p>LA CASA DE ROSA</text:p>
          </table:table-cell>
          <table:table-cell table:style-name="ce1" office:value-type="string">
            <text:p>8433</text:p>
          </table:table-cell>
          <table:table-cell table:style-name="ce3" office:value-type="string">
            <text:p>WOODWARD ST</text:p>
          </table:table-cell>
          <table:table-cell office:value-type="string">
            <text:p>SAVAGE</text:p>
          </table:table-cell>
          <table:table-cell office:value-type="string">
            <text:p>MD</text:p>
          </table:table-cell>
          <table:table-cell office:value-type="float" office:value="20763">
            <text:p>20763</text:p>
          </table:table-cell>
          <table:table-cell office:value-type="float" office:value="5">
            <text:p>5</text:p>
          </table:table-cell>
          <table:table-cell office:value-type="string">
            <text:p>POINT (1362964.5051239815 536384.825781861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f</text:p>
          </table:table-cell>
          <table:table-cell office:value-type="string">
            <text:p>LIVINGSPRING ASSISTED LIVING</text:p>
          </table:table-cell>
          <table:table-cell table:style-name="ce1" office:value-type="string">
            <text:p>14831</text:p>
          </table:table-cell>
          <table:table-cell table:style-name="ce3" office:value-type="string">
            <text:p>CEMETERY RD</text:p>
          </table:table-cell>
          <table:table-cell office:value-type="string">
            <text:p>COOKSVILLE</text:p>
          </table:table-cell>
          <table:table-cell office:value-type="string">
            <text:p>MD</text:p>
          </table:table-cell>
          <table:table-cell office:value-type="float" office:value="21723">
            <text:p>21723</text:p>
          </table:table-cell>
          <table:table-cell office:value-type="float" office:value="3">
            <text:p>3</text:p>
          </table:table-cell>
          <table:table-cell office:value-type="string">
            <text:p>POINT (1303832.0278754265 600669.0681814747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e</text:p>
          </table:table-cell>
          <table:table-cell office:value-type="string">
            <text:p>MAPLE HILL ASSISTED LIVING</text:p>
          </table:table-cell>
          <table:table-cell table:style-name="ce1" office:value-type="string">
            <text:p>10711</text:p>
          </table:table-cell>
          <table:table-cell table:style-name="ce3" office:value-type="string">
            <text:p>HARDING RD</text:p>
          </table:table-cell>
          <table:table-cell office:value-type="string">
            <text:p>LAUREL</text:p>
          </table:table-cell>
          <table:table-cell office:value-type="string">
            <text:p>MD</text:p>
          </table:table-cell>
          <table:table-cell office:value-type="float" office:value="20723">
            <text:p>20723</text:p>
          </table:table-cell>
          <table:table-cell office:value-type="float" office:value="16">
            <text:p>16</text:p>
          </table:table-cell>
          <table:table-cell office:value-type="string">
            <text:p>POINT (1345145.9475226016 534398.5149211964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d</text:p>
          </table:table-cell>
          <table:table-cell office:value-type="string">
            <text:p>MARANATHA HOUSE</text:p>
          </table:table-cell>
          <table:table-cell table:style-name="ce1" office:value-type="string">
            <text:p>6118</text:p>
          </table:table-cell>
          <table:table-cell table:style-name="ce3" office:value-type="string">
            <text:p>SEBRING D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6">
            <text:p>6</text:p>
          </table:table-cell>
          <table:table-cell office:value-type="string">
            <text:p>POINT (1350223.376006707 559336.710699581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c</text:p>
          </table:table-cell>
          <table:table-cell office:value-type="string">
            <text:p>MCKETE'S SENIOR HOME</text:p>
          </table:table-cell>
          <table:table-cell table:style-name="ce1" office:value-type="string">
            <text:p>5621</text:p>
          </table:table-cell>
          <table:table-cell table:style-name="ce3" office:value-type="string">
            <text:p>TRICROSS D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15">
            <text:p>15</text:p>
          </table:table-cell>
          <table:table-cell office:value-type="string">
            <text:p>POINT (1366387.5037723242 566187.0979569132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b</text:p>
          </table:table-cell>
          <table:table-cell office:value-type="string">
            <text:p>MONTCLAIRE MANOR</text:p>
          </table:table-cell>
          <table:table-cell table:style-name="ce1" office:value-type="string">
            <text:p>11805</text:p>
          </table:table-cell>
          <table:table-cell table:style-name="ce3" office:value-type="string">
            <text:p>WAYNERIDGE ST</text:p>
          </table:table-cell>
          <table:table-cell office:value-type="string">
            <text:p>FULTON</text:p>
          </table:table-cell>
          <table:table-cell office:value-type="string">
            <text:p>MD</text:p>
          </table:table-cell>
          <table:table-cell office:value-type="float" office:value="20759">
            <text:p>20759</text:p>
          </table:table-cell>
          <table:table-cell office:value-type="float" office:value="8">
            <text:p>8</text:p>
          </table:table-cell>
          <table:table-cell office:value-type="string">
            <text:p>POINT (1333982.2775977505 544118.1804572823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a</text:p>
          </table:table-cell>
          <table:table-cell office:value-type="string">
            <text:p>MORNING GLORY ASSISTED LIVING</text:p>
          </table:table-cell>
          <table:table-cell table:style-name="ce1" office:value-type="string">
            <text:p>3030</text:p>
          </table:table-cell>
          <table:table-cell table:style-name="ce3" office:value-type="string">
            <text:p>BROOKWOOD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5">
            <text:p>5</text:p>
          </table:table-cell>
          <table:table-cell office:value-type="string">
            <text:p>POINT (1360770.4027927024 590215.6938892783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9</text:p>
          </table:table-cell>
          <table:table-cell office:value-type="string">
            <text:p>MY HOME</text:p>
          </table:table-cell>
          <table:table-cell table:style-name="ce1" office:value-type="string">
            <text:p>6359</text:p>
          </table:table-cell>
          <table:table-cell table:style-name="ce3" office:value-type="string">
            <text:p>RISING MOO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6">
            <text:p>6</text:p>
          </table:table-cell>
          <table:table-cell office:value-type="string">
            <text:p>POINT (1356891.7262292216 557408.0546554141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8</text:p>
          </table:table-cell>
          <table:table-cell office:value-type="string">
            <text:p>NEW DIMENSIONS ASST. LIVING</text:p>
          </table:table-cell>
          <table:table-cell table:style-name="ce1" office:value-type="string">
            <text:p>6905</text:p>
          </table:table-cell>
          <table:table-cell table:style-name="ce3" office:value-type="string">
            <text:p>SCARLET OAK DR</text:p>
          </table:table-cell>
          <table:table-cell office:value-type="string">
            <text:p>ELKRIDGE</text:p>
          </table:table-cell>
          <table:table-cell office:value-type="string">
            <text:p>MD</text:p>
          </table:table-cell>
          <table:table-cell office:value-type="float" office:value="21075">
            <text:p>21075</text:p>
          </table:table-cell>
          <table:table-cell office:value-type="float" office:value="3">
            <text:p>3</text:p>
          </table:table-cell>
          <table:table-cell office:value-type="string">
            <text:p>POINT (1381738.9034901918 552372.4771294744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7</text:p>
          </table:table-cell>
          <table:table-cell office:value-type="string">
            <text:p>NEW LIFE ASSISTED LIVING</text:p>
          </table:table-cell>
          <table:table-cell table:style-name="ce1" office:value-type="string">
            <text:p>6901</text:p>
          </table:table-cell>
          <table:table-cell table:style-name="ce3" office:value-type="string">
            <text:p>SCARLET OAK DR</text:p>
          </table:table-cell>
          <table:table-cell office:value-type="string">
            <text:p>ELKRIDGE</text:p>
          </table:table-cell>
          <table:table-cell office:value-type="string">
            <text:p>MD</text:p>
          </table:table-cell>
          <table:table-cell office:value-type="float" office:value="21075">
            <text:p>21075</text:p>
          </table:table-cell>
          <table:table-cell office:value-type="float" office:value="5">
            <text:p>5</text:p>
          </table:table-cell>
          <table:table-cell office:value-type="string">
            <text:p>POINT (1381792.1683460395 552435.9852268263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6</text:p>
          </table:table-cell>
          <table:table-cell office:value-type="string">
            <text:p>NEW LIFE ASSISTED LIVING II</text:p>
          </table:table-cell>
          <table:table-cell table:style-name="ce1" office:value-type="string">
            <text:p>5510</text:p>
          </table:table-cell>
          <table:table-cell table:style-name="ce3" office:value-type="string">
            <text:p>HARVEST SCENE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5">
            <text:p>5</text:p>
          </table:table-cell>
          <table:table-cell office:value-type="string">
            <text:p>POINT (1342275.205923628 565202.2834518107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5</text:p>
          </table:table-cell>
          <table:table-cell office:value-type="string">
            <text:p>ODILIAS HOUSE</text:p>
          </table:table-cell>
          <table:table-cell table:style-name="ce1" office:value-type="string">
            <text:p>7319</text:p>
          </table:table-cell>
          <table:table-cell table:style-name="ce3" office:value-type="string">
            <text:p>WYE AVE</text:p>
          </table:table-cell>
          <table:table-cell office:value-type="string">
            <text:p>JESSUP</text:p>
          </table:table-cell>
          <table:table-cell office:value-type="string">
            <text:p>MD</text:p>
          </table:table-cell>
          <table:table-cell office:value-type="float" office:value="20794">
            <text:p>20794</text:p>
          </table:table-cell>
          <table:table-cell office:value-type="float" office:value="5">
            <text:p>5</text:p>
          </table:table-cell>
          <table:table-cell office:value-type="string">
            <text:p>POINT (1371778.9607746985 547682.8285024989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4</text:p>
          </table:table-cell>
          <table:table-cell office:value-type="string">
            <text:p>ODILIAS HOUSE II</text:p>
          </table:table-cell>
          <table:table-cell table:style-name="ce1" office:value-type="string">
            <text:p>7310</text:p>
          </table:table-cell>
          <table:table-cell table:style-name="ce3" office:value-type="string">
            <text:p>WYE AVE</text:p>
          </table:table-cell>
          <table:table-cell office:value-type="string">
            <text:p>JESSUP</text:p>
          </table:table-cell>
          <table:table-cell office:value-type="string">
            <text:p>MD</text:p>
          </table:table-cell>
          <table:table-cell office:value-type="float" office:value="20794">
            <text:p>20794</text:p>
          </table:table-cell>
          <table:table-cell office:value-type="float" office:value="9">
            <text:p>9</text:p>
          </table:table-cell>
          <table:table-cell office:value-type="string">
            <text:p>POINT (1371611.8496060753 547697.1690406114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3</text:p>
          </table:table-cell>
          <table:table-cell office:value-type="string">
            <text:p>PEARLS OF WISDOM</text:p>
          </table:table-cell>
          <table:table-cell table:style-name="ce1" office:value-type="string">
            <text:p>9359</text:p>
          </table:table-cell>
          <table:table-cell table:style-name="ce3" office:value-type="string">
            <text:p>GUILFORD RD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6">
            <text:p>21046</text:p>
          </table:table-cell>
          <table:table-cell office:value-type="float" office:value="9">
            <text:p>9</text:p>
          </table:table-cell>
          <table:table-cell office:value-type="string">
            <text:p>POINT (1359043.6849382895 546417.3491800445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2</text:p>
          </table:table-cell>
          <table:table-cell office:value-type="string">
            <text:p>PFEFFERKORN ASSISTED LIVING</text:p>
          </table:table-cell>
          <table:table-cell table:style-name="ce1" office:value-type="string">
            <text:p>3320</text:p>
          </table:table-cell>
          <table:table-cell table:style-name="ce3" office:value-type="string">
            <text:p>PFEFFERKORN RD</text:p>
          </table:table-cell>
          <table:table-cell office:value-type="string">
            <text:p>WEST FRIENDSHIP</text:p>
          </table:table-cell>
          <table:table-cell office:value-type="string">
            <text:p>MD</text:p>
          </table:table-cell>
          <table:table-cell office:value-type="float" office:value="21794">
            <text:p>21794</text:p>
          </table:table-cell>
          <table:table-cell office:value-type="float" office:value="5">
            <text:p>5</text:p>
          </table:table-cell>
          <table:table-cell office:value-type="string">
            <text:p>POINT (1314381.1033097208 587146.2334050183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1</text:p>
          </table:table-cell>
          <table:table-cell office:value-type="string">
            <text:p>PINE HILL ASSISTED LIVING</text:p>
          </table:table-cell>
          <table:table-cell table:style-name="ce1" office:value-type="string">
            <text:p>8455</text:p>
          </table:table-cell>
          <table:table-cell table:style-name="ce3" office:value-type="string">
            <text:p>MURPHY RD</text:p>
          </table:table-cell>
          <table:table-cell office:value-type="string">
            <text:p>LAUREL</text:p>
          </table:table-cell>
          <table:table-cell office:value-type="string">
            <text:p>MD</text:p>
          </table:table-cell>
          <table:table-cell office:value-type="float" office:value="20723">
            <text:p>20723</text:p>
          </table:table-cell>
          <table:table-cell office:value-type="float" office:value="16">
            <text:p>16</text:p>
          </table:table-cell>
          <table:table-cell office:value-type="string">
            <text:p>POINT (1336385.6347198624 536500.1354148474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90</text:p>
          </table:table-cell>
          <table:table-cell office:value-type="string">
            <text:p>ROYAL RESIDENTIAL SERVICES</text:p>
          </table:table-cell>
          <table:table-cell table:style-name="ce1" office:value-type="string">
            <text:p>6379</text:p>
          </table:table-cell>
          <table:table-cell table:style-name="ce3" office:value-type="string">
            <text:p>SHADOWSHAPE PL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5">
            <text:p>5</text:p>
          </table:table-cell>
          <table:table-cell office:value-type="string">
            <text:p>POINT (1356089.241422981 556913.7450865831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f</text:p>
          </table:table-cell>
          <table:table-cell office:value-type="string">
            <text:p>RUTH KEETON HOUSE</text:p>
          </table:table-cell>
          <table:table-cell table:style-name="ce1" office:value-type="string">
            <text:p>5466</text:p>
          </table:table-cell>
          <table:table-cell table:style-name="ce3" office:value-type="string">
            <text:p>RUTH KEETON WAY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16">
            <text:p>16</text:p>
          </table:table-cell>
          <table:table-cell office:value-type="string">
            <text:p>POINT (1344278.4912987906 566961.779679048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e</text:p>
          </table:table-cell>
          <table:table-cell office:value-type="string">
            <text:p>SAH-RANG BONG CARE I, INC.</text:p>
          </table:table-cell>
          <table:table-cell table:style-name="ce1" office:value-type="string">
            <text:p>10717</text:p>
          </table:table-cell>
          <table:table-cell table:style-name="ce3" office:value-type="string">
            <text:p>HUNTING L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8">
            <text:p>8</text:p>
          </table:table-cell>
          <table:table-cell office:value-type="string">
            <text:p>POINT (1344959.22786309 550357.1925285369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d</text:p>
          </table:table-cell>
          <table:table-cell office:value-type="string">
            <text:p>SAH-RANG BONG CARE II, INC</text:p>
          </table:table-cell>
          <table:table-cell table:style-name="ce1" office:value-type="string">
            <text:p>10806</text:p>
          </table:table-cell>
          <table:table-cell table:style-name="ce3" office:value-type="string">
            <text:p>HUNTING L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5">
            <text:p>5</text:p>
          </table:table-cell>
          <table:table-cell office:value-type="string">
            <text:p>POINT (1344592.5198170587 550729.7538554359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c</text:p>
          </table:table-cell>
          <table:table-cell office:value-type="string">
            <text:p>SAH-RANG BONG CARE III, INC</text:p>
          </table:table-cell>
          <table:table-cell table:style-name="ce1" office:value-type="string">
            <text:p>10810</text:p>
          </table:table-cell>
          <table:table-cell table:style-name="ce3" office:value-type="string">
            <text:p>HUNTING L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5">
            <text:p>5</text:p>
          </table:table-cell>
          <table:table-cell office:value-type="string">
            <text:p>POINT (1344445.6024674142 550628.4920965186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b</text:p>
          </table:table-cell>
          <table:table-cell office:value-type="string">
            <text:p>SAN JOSE HOMES, LLC</text:p>
          </table:table-cell>
          <table:table-cell table:style-name="ce1" office:value-type="string">
            <text:p>9316</text:p>
          </table:table-cell>
          <table:table-cell table:style-name="ce3" office:value-type="string">
            <text:p>PILAR CT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8">
            <text:p>8</text:p>
          </table:table-cell>
          <table:table-cell office:value-type="string">
            <text:p>POINT (1359127.0941905775 560157.3406764824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a</text:p>
          </table:table-cell>
          <table:table-cell office:value-type="string">
            <text:p>SHAMROCK GARDENS ASSISTED LIVING LLC</text:p>
          </table:table-cell>
          <table:table-cell table:style-name="ce1" office:value-type="string">
            <text:p>16350</text:p>
          </table:table-cell>
          <table:table-cell table:style-name="ce3" office:value-type="string">
            <text:p>CAMALO DR</text:p>
          </table:table-cell>
          <table:table-cell office:value-type="string">
            <text:p>MT. AIRY</text:p>
          </table:table-cell>
          <table:table-cell office:value-type="string">
            <text:p>MD</text:p>
          </table:table-cell>
          <table:table-cell office:value-type="float" office:value="21771">
            <text:p>21771</text:p>
          </table:table-cell>
          <table:table-cell office:value-type="float" office:value="15">
            <text:p>15</text:p>
          </table:table-cell>
          <table:table-cell office:value-type="string">
            <text:p>POINT (1289751.9607608747 615241.1035525111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9</text:p>
          </table:table-cell>
          <table:table-cell office:value-type="string">
            <text:p>TOTAL ASSISTED LIVING HOME</text:p>
          </table:table-cell>
          <table:table-cell table:style-name="ce1" office:value-type="string">
            <text:p>12026</text:p>
          </table:table-cell>
          <table:table-cell table:style-name="ce3" office:value-type="string">
            <text:p>SCAGGSVILLE RD</text:p>
          </table:table-cell>
          <table:table-cell office:value-type="string">
            <text:p>FULTON</text:p>
          </table:table-cell>
          <table:table-cell office:value-type="string">
            <text:p>MD</text:p>
          </table:table-cell>
          <table:table-cell office:value-type="float" office:value="20759">
            <text:p>20759</text:p>
          </table:table-cell>
          <table:table-cell office:value-type="float" office:value="8">
            <text:p>8</text:p>
          </table:table-cell>
          <table:table-cell office:value-type="string">
            <text:p>POINT (1332143.1767507799 543134.5366083581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8</text:p>
          </table:table-cell>
          <table:table-cell office:value-type="string">
            <text:p>WE CARE TOO ASSISTED LIVING</text:p>
          </table:table-cell>
          <table:table-cell table:style-name="ce1" office:value-type="string">
            <text:p>6257</text:p>
          </table:table-cell>
          <table:table-cell table:style-name="ce3" office:value-type="string">
            <text:p>TAMAR D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5">
            <text:p>5</text:p>
          </table:table-cell>
          <table:table-cell office:value-type="string">
            <text:p>POINT (1361557.6690686995 558727.0914977588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7</text:p>
          </table:table-cell>
          <table:table-cell office:value-type="string">
            <text:p>WHERE WE LIVE</text:p>
          </table:table-cell>
          <table:table-cell table:style-name="ce1" office:value-type="string">
            <text:p>8760</text:p>
          </table:table-cell>
          <table:table-cell table:style-name="ce3" office:value-type="string">
            <text:p>MARY LN</text:p>
          </table:table-cell>
          <table:table-cell office:value-type="string">
            <text:p>JESSUP</text:p>
          </table:table-cell>
          <table:table-cell office:value-type="string">
            <text:p>MD</text:p>
          </table:table-cell>
          <table:table-cell office:value-type="float" office:value="20794">
            <text:p>20794</text:p>
          </table:table-cell>
          <table:table-cell office:value-type="float" office:value="5">
            <text:p>5</text:p>
          </table:table-cell>
          <table:table-cell office:value-type="string">
            <text:p>POINT (1364731.0252882591 540665.0374125021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6</text:p>
          </table:table-cell>
          <table:table-cell office:value-type="string">
            <text:p>WINTER GROWTH</text:p>
          </table:table-cell>
          <table:table-cell table:style-name="ce1" office:value-type="string">
            <text:p>5460</text:p>
          </table:table-cell>
          <table:table-cell table:style-name="ce3" office:value-type="string">
            <text:p>RUTH KEETON WAY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13">
            <text:p>13</text:p>
          </table:table-cell>
          <table:table-cell office:value-type="string">
            <text:p>POINT (1344243.6642776593 567044.8962673027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5</text:p>
          </table:table-cell>
          <table:table-cell office:value-type="string">
            <text:p>WOORI CARE ASSISTED LIVING</text:p>
          </table:table-cell>
          <table:table-cell table:style-name="ce1" office:value-type="string">
            <text:p>8549</text:p>
          </table:table-cell>
          <table:table-cell table:style-name="ce3" office:value-type="string">
            <text:p>PINEWAY DR</text:p>
          </table:table-cell>
          <table:table-cell office:value-type="string">
            <text:p>LAUREL</text:p>
          </table:table-cell>
          <table:table-cell office:value-type="string">
            <text:p>MD</text:p>
          </table:table-cell>
          <table:table-cell office:value-type="float" office:value="20723">
            <text:p>20723</text:p>
          </table:table-cell>
          <table:table-cell office:value-type="float" office:value="8">
            <text:p>8</text:p>
          </table:table-cell>
          <table:table-cell office:value-type="string">
            <text:p>POINT (1344541.3036095146 534973.0144378435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4</text:p>
          </table:table-cell>
          <table:table-cell office:value-type="string">
            <text:p>YOLANDAS HOME</text:p>
          </table:table-cell>
          <table:table-cell table:style-name="ce1" office:value-type="string">
            <text:p>13351</text:p>
          </table:table-cell>
          <table:table-cell table:style-name="ce3" office:value-type="string">
            <text:p>TRIADELPHIA MILL RD</text:p>
          </table:table-cell>
          <table:table-cell office:value-type="string">
            <text:p>CLARKSVILLE</text:p>
          </table:table-cell>
          <table:table-cell office:value-type="string">
            <text:p>MD</text:p>
          </table:table-cell>
          <table:table-cell office:value-type="float" office:value="21029">
            <text:p>21029</text:p>
          </table:table-cell>
          <table:table-cell office:value-type="float" office:value="5">
            <text:p>5</text:p>
          </table:table-cell>
          <table:table-cell office:value-type="string">
            <text:p>POINT (1318976.5141148078 563832.615730005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3</text:p>
          </table:table-cell>
          <table:table-cell office:value-type="string">
            <text:p>BRIGHTLIFE OF CLARKSVILLE</text:p>
          </table:table-cell>
          <table:table-cell table:style-name="ce1" office:value-type="string">
            <text:p>12674</text:p>
          </table:table-cell>
          <table:table-cell table:style-name="ce3" office:value-type="string">
            <text:p>CLARKSVILLE PK</text:p>
          </table:table-cell>
          <table:table-cell office:value-type="string">
            <text:p>CLARKSVILLE</text:p>
          </table:table-cell>
          <table:table-cell office:value-type="string">
            <text:p>MD</text:p>
          </table:table-cell>
          <table:table-cell office:value-type="float" office:value="21029">
            <text:p>21029</text:p>
          </table:table-cell>
          <table:table-cell office:value-type="float" office:value="4">
            <text:p>4</text:p>
          </table:table-cell>
          <table:table-cell office:value-type="string">
            <text:p>POINT (1327979.152745255 557761.0074914197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2</text:p>
          </table:table-cell>
          <table:table-cell office:value-type="string">
            <text:p>NESTING HOUSE LLC</text:p>
          </table:table-cell>
          <table:table-cell table:style-name="ce1" office:value-type="string">
            <text:p>9266</text:p>
          </table:table-cell>
          <table:table-cell table:style-name="ce3" office:value-type="string">
            <text:p>LAPWING CT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5">
            <text:p>5</text:p>
          </table:table-cell>
          <table:table-cell office:value-type="string">
            <text:p>POINT (1360647.7765586344 562089.2160251358)</text:p>
          </table:table-cell>
          <table:table-cell table:number-columns-repeated="1015"/>
        </table:table-row>
        <table:table-row table:style-name="ro1">
          <table:table-cell office:value-type="string">
            <text:p>Assisted_Living_Facilities_Small.fid--6345c1b2_1505cf71764_-5e81</text:p>
          </table:table-cell>
          <table:table-cell office:value-type="string">
            <text:p>NEW LIFE ASSISTED LIVING III</text:p>
          </table:table-cell>
          <table:table-cell table:style-name="ce1" office:value-type="string">
            <text:p>8401</text:p>
          </table:table-cell>
          <table:table-cell table:style-name="ce3" office:value-type="string">
            <text:p>IVY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8">
            <text:p>8</text:p>
          </table:table-cell>
          <table:table-cell office:value-type="string">
            <text:p>POINT (1368497.0261951417 592501.6927300922)</text:p>
          </table:table-cell>
          <table:table-cell table:number-columns-repeated="1015"/>
        </table:table-row>
        <table:table-row table:style-name="ro1">
          <table:table-cell table:formula="of:=[$'Senior Center'.A2]" office:value-type="string" office:string-value="Senior_Centers.1">
            <text:p>Senior_Centers.1</text:p>
          </table:table-cell>
          <table:table-cell table:formula="of:=[$'Senior Center'.C2]" office:value-type="string" office:string-value="East Columbia Senior Center">
            <text:p>East Columbia Senior Center</text:p>
          </table:table-cell>
          <table:table-cell table:formula="of:=[$'Senior Center'.E2]" office:value-type="float" office:value="6600">
            <text:p>6600</text:p>
          </table:table-cell>
          <table:table-cell table:formula="of:=[$'Senior Center'.G2]&amp;&quot; &quot;&amp;[$'Senior Center'.H2]" office:value-type="string" office:string-value="CRADLEROCK WAY">
            <text:p>CRADLEROCK WAY</text:p>
          </table:table-cell>
          <table:table-cell table:formula="of:=[$'Senior Center'.I2]" office:value-type="string" office:string-value="Columbia">
            <text:p>Columbia</text:p>
          </table:table-cell>
          <table:table-cell office:value-type="string">
            <text:p>MD</text:p>
          </table:table-cell>
          <table:table-cell table:formula="of:=[$'Senior Center'.J2]" office:value-type="float" office:value="21045">
            <text:p>21045</text:p>
          </table:table-cell>
          <table:table-cell/>
          <table:table-cell table:formula="of:=[$'Senior Center'.L2]" office:value-type="string" office:string-value="POINT (1355685.072379432 554975.4311169193)">
            <text:p>POINT (1355685.072379432 554975.4311169193)</text:p>
          </table:table-cell>
          <table:table-cell office:value-type="float" office:value="4706">
            <text:p>4706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>
          <table:table-cell table:formula="of:=[$'Senior Center'.A3]" office:value-type="string" office:string-value="Senior_Centers.2">
            <text:p>Senior_Centers.2</text:p>
          </table:table-cell>
          <table:table-cell table:formula="of:=[$'Senior Center'.C3]" office:value-type="string" office:string-value="Elkridge Senior Center">
            <text:p>Elkridge Senior Center</text:p>
          </table:table-cell>
          <table:table-cell table:formula="of:=[$'Senior Center'.E3]" office:value-type="float" office:value="6540">
            <text:p>6540</text:p>
          </table:table-cell>
          <table:table-cell table:formula="of:=[$'Senior Center'.G3]&amp;&quot; &quot;&amp;[$'Senior Center'.H3]" office:value-type="string" office:string-value="WASHINGTON BLVD">
            <text:p>WASHINGTON BLVD</text:p>
          </table:table-cell>
          <table:table-cell table:formula="of:=[$'Senior Center'.I3]" office:value-type="string" office:string-value="Elkridge">
            <text:p>Elkridge</text:p>
          </table:table-cell>
          <table:table-cell office:value-type="string">
            <text:p>MD</text:p>
          </table:table-cell>
          <table:table-cell table:formula="of:=[$'Senior Center'.J3]" office:value-type="float" office:value="21075">
            <text:p>21075</text:p>
          </table:table-cell>
          <table:table-cell/>
          <table:table-cell table:formula="of:=[$'Senior Center'.L3]" office:value-type="string" office:string-value="POINT (1387041.390623459 559021.2188490239)">
            <text:p>POINT (1387041.390623459 559021.2188490239)</text:p>
          </table:table-cell>
          <table:table-cell office:value-type="float" office:value="4707">
            <text:p>4707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>
          <table:table-cell table:formula="of:=[$'Senior Center'.A4]" office:value-type="string" office:string-value="Senior_Centers.3">
            <text:p>Senior_Centers.3</text:p>
          </table:table-cell>
          <table:table-cell table:formula="of:=[$'Senior Center'.C4]" office:value-type="string" office:string-value="Ellicott Senior Center">
            <text:p>Ellicott Senior Center</text:p>
          </table:table-cell>
          <table:table-cell table:formula="of:=[$'Senior Center'.E4]" office:value-type="float" office:value="9401">
            <text:p>9401</text:p>
          </table:table-cell>
          <table:table-cell table:formula="of:=[$'Senior Center'.G4]&amp;&quot; &quot;&amp;[$'Senior Center'.H4]" office:value-type="string" office:string-value="FREDERICK RD">
            <text:p>FREDERICK RD</text:p>
          </table:table-cell>
          <table:table-cell table:formula="of:=[$'Senior Center'.I4]" office:value-type="string" office:string-value="Ellicott City">
            <text:p>Ellicott City</text:p>
          </table:table-cell>
          <table:table-cell office:value-type="string">
            <text:p>MD</text:p>
          </table:table-cell>
          <table:table-cell table:formula="of:=[$'Senior Center'.J4]" office:value-type="float" office:value="21042">
            <text:p>21042</text:p>
          </table:table-cell>
          <table:table-cell/>
          <table:table-cell table:formula="of:=[$'Senior Center'.L4]" office:value-type="string" office:string-value="POINT (1358050.968504022 584637.8098793619)">
            <text:p>POINT (1358050.968504022 584637.8098793619)</text:p>
          </table:table-cell>
          <table:table-cell office:value-type="float" office:value="4708">
            <text:p>4708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>
          <table:table-cell table:formula="of:=[$'Senior Center'.A5]" office:value-type="string" office:string-value="Senior_Centers.4">
            <text:p>Senior_Centers.4</text:p>
          </table:table-cell>
          <table:table-cell table:formula="of:=[$'Senior Center'.C5]" office:value-type="string" office:string-value="Glenwood Senior Center">
            <text:p>Glenwood Senior Center</text:p>
          </table:table-cell>
          <table:table-cell table:formula="of:=[$'Senior Center'.E5]" office:value-type="float" office:value="2400">
            <text:p>2400</text:p>
          </table:table-cell>
          <table:table-cell table:formula="of:=[$'Senior Center'.G5]&amp;&quot; &quot;&amp;[$'Senior Center'.H5]" office:value-type="string" office:string-value="RT 97 ">
            <text:p>RT 97 </text:p>
          </table:table-cell>
          <table:table-cell table:formula="of:=[$'Senior Center'.I5]" office:value-type="string" office:string-value="Woodbine">
            <text:p>Woodbine</text:p>
          </table:table-cell>
          <table:table-cell office:value-type="string">
            <text:p>MD</text:p>
          </table:table-cell>
          <table:table-cell table:formula="of:=[$'Senior Center'.J5]" office:value-type="float" office:value="21797">
            <text:p>21797</text:p>
          </table:table-cell>
          <table:table-cell/>
          <table:table-cell table:formula="of:=[$'Senior Center'.L5]" office:value-type="string" office:string-value="POINT (1305838.3353519992 596839.5751688711)">
            <text:p>POINT (1305838.3353519992 596839.5751688711)</text:p>
          </table:table-cell>
          <table:table-cell office:value-type="float" office:value="4709">
            <text:p>4709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>
          <table:table-cell table:formula="of:=[$'Senior Center'.A6]" office:value-type="string" office:string-value="Senior_Centers.5">
            <text:p>Senior_Centers.5</text:p>
          </table:table-cell>
          <table:table-cell table:formula="of:=[$'Senior Center'.C6]" office:value-type="string" office:string-value="North Laurel Senior Center Plus">
            <text:p>North Laurel Senior Center Plus</text:p>
          </table:table-cell>
          <table:table-cell table:formula="of:=[$'Senior Center'.E6]" office:value-type="float" office:value="9411">
            <text:p>9411</text:p>
          </table:table-cell>
          <table:table-cell table:formula="of:=[$'Senior Center'.G6]&amp;&quot; &quot;&amp;[$'Senior Center'.H6]" office:value-type="string" office:string-value="WHISKEY BOTTOM RD">
            <text:p>WHISKEY BOTTOM RD</text:p>
          </table:table-cell>
          <table:table-cell table:formula="of:=[$'Senior Center'.I6]" office:value-type="string" office:string-value="Jessup">
            <text:p>Jessup</text:p>
          </table:table-cell>
          <table:table-cell office:value-type="string">
            <text:p>MD</text:p>
          </table:table-cell>
          <table:table-cell table:formula="of:=[$'Senior Center'.J6]" office:value-type="float" office:value="20794">
            <text:p>20794</text:p>
          </table:table-cell>
          <table:table-cell/>
          <table:table-cell table:formula="of:=[$'Senior Center'.L6]" office:value-type="string" office:string-value="POINT (1358801.9444386705 527957.857312161)">
            <text:p>POINT (1358801.9444386705 527957.857312161)</text:p>
          </table:table-cell>
          <table:table-cell office:value-type="float" office:value="4710">
            <text:p>4710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>
          <table:table-cell table:formula="of:=[$'Senior Center'.A7]" office:value-type="string" office:string-value="Senior_Centers.6">
            <text:p>Senior_Centers.6</text:p>
          </table:table-cell>
          <table:table-cell table:formula="of:=[$'Senior Center'.C7]" office:value-type="string" office:string-value="Longwood Senior Center">
            <text:p>Longwood Senior Center</text:p>
          </table:table-cell>
          <table:table-cell table:formula="of:=[$'Senior Center'.E7]" office:value-type="float" office:value="6150">
            <text:p>6150</text:p>
          </table:table-cell>
          <table:table-cell table:formula="of:=[$'Senior Center'.G7]&amp;&quot; &quot;&amp;[$'Senior Center'.H7]" office:value-type="string" office:string-value="FORELAND GARTH ">
            <text:p>FORELAND GARTH </text:p>
          </table:table-cell>
          <table:table-cell table:formula="of:=[$'Senior Center'.I7]" office:value-type="string" office:string-value="Columbia">
            <text:p>Columbia</text:p>
          </table:table-cell>
          <table:table-cell office:value-type="string">
            <text:p>MD</text:p>
          </table:table-cell>
          <table:table-cell table:formula="of:=[$'Senior Center'.J7]" office:value-type="float" office:value="21045">
            <text:p>21045</text:p>
          </table:table-cell>
          <table:table-cell/>
          <table:table-cell table:formula="of:=[$'Senior Center'.L7]" office:value-type="string" office:string-value="POINT (1363982.6833299985 560405.8124370293)">
            <text:p>POINT (1363982.6833299985 560405.8124370293)</text:p>
          </table:table-cell>
          <table:table-cell office:value-type="float" office:value="4711">
            <text:p>4711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>
          <table:table-cell table:formula="of:=[$'Senior Center'.A8]" office:value-type="string" office:string-value="Senior_Centers.7">
            <text:p>Senior_Centers.7</text:p>
          </table:table-cell>
          <table:table-cell table:formula="of:=[$'Senior Center'.C8]" office:value-type="string" office:string-value="Owen Brown Senior Center Plus">
            <text:p>Owen Brown Senior Center Plus</text:p>
          </table:table-cell>
          <table:table-cell table:formula="of:=[$'Senior Center'.E8]" office:value-type="float" office:value="7080">
            <text:p>7080</text:p>
          </table:table-cell>
          <table:table-cell table:formula="of:=[$'Senior Center'.G8]&amp;&quot; &quot;&amp;[$'Senior Center'.H8]" office:value-type="string" office:string-value="CRADLEROCK WAY">
            <text:p>CRADLEROCK WAY</text:p>
          </table:table-cell>
          <table:table-cell table:formula="of:=[$'Senior Center'.I8]" office:value-type="string" office:string-value="Columbia">
            <text:p>Columbia</text:p>
          </table:table-cell>
          <table:table-cell office:value-type="string">
            <text:p>MD</text:p>
          </table:table-cell>
          <table:table-cell table:formula="of:=[$'Senior Center'.J8]" office:value-type="float" office:value="21045">
            <text:p>21045</text:p>
          </table:table-cell>
          <table:table-cell/>
          <table:table-cell table:formula="of:=[$'Senior Center'.L8]" office:value-type="string" office:string-value="POINT (1357031.3269777885 554177.3362713283)">
            <text:p>POINT (1357031.3269777885 554177.3362713283)</text:p>
          </table:table-cell>
          <table:table-cell office:value-type="float" office:value="4712">
            <text:p>4712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>
          <table:table-cell table:formula="of:=[$'Senior Center'.A9]" office:value-type="string" office:string-value="Senior_Centers.8">
            <text:p>Senior_Centers.8</text:p>
          </table:table-cell>
          <table:table-cell table:formula="of:=[$'Senior Center'.C9]" office:value-type="string" office:string-value="Savage Senior Center">
            <text:p>Savage Senior Center</text:p>
          </table:table-cell>
          <table:table-cell table:formula="of:=[$'Senior Center'.E9]" office:value-type="float" office:value="9525">
            <text:p>9525</text:p>
          </table:table-cell>
          <table:table-cell table:formula="of:=[$'Senior Center'.G9]&amp;&quot; &quot;&amp;[$'Senior Center'.H9]" office:value-type="string" office:string-value="DURNESS LN">
            <text:p>DURNESS LN</text:p>
          </table:table-cell>
          <table:table-cell table:formula="of:=[$'Senior Center'.I9]" office:value-type="string" office:string-value="Laurel">
            <text:p>Laurel</text:p>
          </table:table-cell>
          <table:table-cell office:value-type="string">
            <text:p>MD</text:p>
          </table:table-cell>
          <table:table-cell table:formula="of:=[$'Senior Center'.J9]" office:value-type="float" office:value="20723">
            <text:p>20723</text:p>
          </table:table-cell>
          <table:table-cell/>
          <table:table-cell table:formula="of:=[$'Senior Center'.L9]" office:value-type="string" office:string-value="POINT (1358735.509700882 533964.7867972195)">
            <text:p>POINT (1358735.509700882 533964.7867972195)</text:p>
          </table:table-cell>
          <table:table-cell office:value-type="float" office:value="4714">
            <text:p>4714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>
          <table:table-cell table:formula="of:=[$'Senior Center'.A10]" office:value-type="string" office:string-value="Senior_Centers.9">
            <text:p>Senior_Centers.9</text:p>
          </table:table-cell>
          <table:table-cell table:formula="of:=[$'Senior Center'.C10]" office:value-type="string" office:string-value="Bain Center">
            <text:p>Bain Center</text:p>
          </table:table-cell>
          <table:table-cell table:formula="of:=[$'Senior Center'.E10]" office:value-type="float" office:value="5470">
            <text:p>5470</text:p>
          </table:table-cell>
          <table:table-cell table:formula="of:=[$'Senior Center'.G10]&amp;&quot; &quot;&amp;[$'Senior Center'.H10]" office:value-type="string" office:string-value="RUTH KEETON WAY">
            <text:p>RUTH KEETON WAY</text:p>
          </table:table-cell>
          <table:table-cell table:formula="of:=[$'Senior Center'.I10]" office:value-type="string" office:string-value="Columbia">
            <text:p>Columbia</text:p>
          </table:table-cell>
          <table:table-cell office:value-type="string">
            <text:p>MD</text:p>
          </table:table-cell>
          <table:table-cell table:formula="of:=[$'Senior Center'.J10]" office:value-type="float" office:value="21044">
            <text:p>21044</text:p>
          </table:table-cell>
          <table:table-cell/>
          <table:table-cell table:formula="of:=[$'Senior Center'.L10]" office:value-type="string" office:string-value="POINT (1344002.5091061278 566973.4862287077)">
            <text:p>POINT (1344002.5091061278 566973.4862287077)</text:p>
          </table:table-cell>
          <table:table-cell office:value-type="float" office:value="4705">
            <text:p>4705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>
          <table:table-cell table:formula="of:=[$'Senior Center'.A11]" office:value-type="string" office:string-value="Senior_Centers.10">
            <text:p>Senior_Centers.10</text:p>
          </table:table-cell>
          <table:table-cell table:formula="of:=[$'Senior Center'.C11]" office:value-type="string" office:string-value="Glenwood Senior Center Plus">
            <text:p>Glenwood Senior Center Plus</text:p>
          </table:table-cell>
          <table:table-cell table:formula="of:=[$'Senior Center'.E11]" office:value-type="float" office:value="2400">
            <text:p>2400</text:p>
          </table:table-cell>
          <table:table-cell table:formula="of:=[$'Senior Center'.G11]&amp;&quot; &quot;&amp;[$'Senior Center'.H11]" office:value-type="string" office:string-value="RT 97 ">
            <text:p>RT 97 </text:p>
          </table:table-cell>
          <table:table-cell table:formula="of:=[$'Senior Center'.I11]" office:value-type="string" office:string-value="Woodbine">
            <text:p>Woodbine</text:p>
          </table:table-cell>
          <table:table-cell office:value-type="string">
            <text:p>MD</text:p>
          </table:table-cell>
          <table:table-cell table:formula="of:=[$'Senior Center'.J11]" office:value-type="float" office:value="21797">
            <text:p>21797</text:p>
          </table:table-cell>
          <table:table-cell/>
          <table:table-cell table:formula="of:=[$'Senior Center'.L11]" office:value-type="string" office:string-value="POINT (1305868.3508699697 596619.1249322963)">
            <text:p>POINT (1305868.3508699697 596619.1249322963)</text:p>
          </table:table-cell>
          <table:table-cell office:value-type="float" office:value="4715">
            <text:p>4715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>
          <table:table-cell table:formula="of:=[$'Senior Center'.A12]" office:value-type="string" office:string-value="Senior_Centers.11">
            <text:p>Senior_Centers.11</text:p>
          </table:table-cell>
          <table:table-cell table:formula="of:=[$'Senior Center'.C12]" office:value-type="string" office:string-value="Ellicott City Senior Center Plus">
            <text:p>Ellicott City Senior Center Plus</text:p>
          </table:table-cell>
          <table:table-cell table:formula="of:=[$'Senior Center'.E12]" office:value-type="float" office:value="9401">
            <text:p>9401</text:p>
          </table:table-cell>
          <table:table-cell table:formula="of:=[$'Senior Center'.G12]&amp;&quot; &quot;&amp;[$'Senior Center'.H12]" office:value-type="string" office:string-value="FREDERICK RD">
            <text:p>FREDERICK RD</text:p>
          </table:table-cell>
          <table:table-cell table:formula="of:=[$'Senior Center'.I12]" office:value-type="string" office:string-value="Ellicott City">
            <text:p>Ellicott City</text:p>
          </table:table-cell>
          <table:table-cell office:value-type="string">
            <text:p>MD</text:p>
          </table:table-cell>
          <table:table-cell table:formula="of:=[$'Senior Center'.J12]" office:value-type="float" office:value="21042">
            <text:p>21042</text:p>
          </table:table-cell>
          <table:table-cell/>
          <table:table-cell table:formula="of:=[$'Senior Center'.L12]" office:value-type="string" office:string-value="POINT (1358105.2548616673 584563.3175427853)">
            <text:p>POINT (1358105.2548616673 584563.3175427853)</text:p>
          </table:table-cell>
          <table:table-cell office:value-type="float" office:value="4716">
            <text:p>4716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>
          <table:table-cell table:formula="of:=[$'Senior Center'.A13]" office:value-type="string" office:string-value="Senior_Centers.12">
            <text:p>Senior_Centers.12</text:p>
          </table:table-cell>
          <table:table-cell table:formula="of:=[$'Senior Center'.C13]" office:value-type="string" office:string-value="North Laurel Senior Center">
            <text:p>North Laurel Senior Center</text:p>
          </table:table-cell>
          <table:table-cell table:formula="of:=[$'Senior Center'.E13]" office:value-type="float" office:value="9411">
            <text:p>9411</text:p>
          </table:table-cell>
          <table:table-cell table:formula="of:=[$'Senior Center'.G13]&amp;&quot; &quot;&amp;[$'Senior Center'.H13]" office:value-type="string" office:string-value="WHISKEY BOTTOM RD">
            <text:p>WHISKEY BOTTOM RD</text:p>
          </table:table-cell>
          <table:table-cell table:formula="of:=[$'Senior Center'.I13]" office:value-type="string" office:string-value="Jessup">
            <text:p>Jessup</text:p>
          </table:table-cell>
          <table:table-cell office:value-type="string">
            <text:p>MD</text:p>
          </table:table-cell>
          <table:table-cell table:formula="of:=[$'Senior Center'.J13]" office:value-type="float" office:value="20794">
            <text:p>20794</text:p>
          </table:table-cell>
          <table:table-cell/>
          <table:table-cell table:formula="of:=[$'Senior Center'.L13]" office:value-type="string" office:string-value="POINT (1358801.9444386705 527957.857312161)">
            <text:p>POINT (1358801.9444386705 527957.857312161)</text:p>
          </table:table-cell>
          <table:table-cell office:value-type="float" office:value="4710">
            <text:p>4710</text:p>
          </table:table-cell>
          <table:table-cell office:value-type="string">
            <text:p>Senior Center</text:p>
          </table:table-cell>
          <table:table-cell/>
          <table:table-cell office:value-type="string">
            <text:p>Address Checked</text:p>
          </table:table-cell>
          <table:table-cell table:number-columns-repeated="101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enior Center" table:style-name="ta3" table:print="false">
        <table:table-column table:style-name="co19" table:number-columns-repeated="3" table:default-cell-style-name="Default"/>
        <table:table-column table:style-name="co23" table:default-cell-style-name="Default"/>
        <table:table-column table:style-name="co19" table:number-columns-repeated="6" table:default-cell-style-name="Default"/>
        <table:table-column table:style-name="co24" table:default-cell-style-name="Default"/>
        <table:table-column table:style-name="co19" table:number-columns-repeated="1013" table:default-cell-style-name="Default"/>
        <table:table-row table:style-name="ro1">
          <table:table-cell office:value-type="string">
            <text:p>FID</text:p>
          </table:table-cell>
          <table:table-cell office:value-type="string">
            <text:p>UID</text:p>
          </table:table-cell>
          <table:table-cell office:value-type="string">
            <text:p>NAME</text:p>
          </table:table-cell>
          <table:table-cell office:value-type="string">
            <text:p>PLACE_TYPE</text:p>
          </table:table-cell>
          <table:table-cell office:value-type="string">
            <text:p>NUMBER</text:p>
          </table:table-cell>
          <table:table-cell office:value-type="string">
            <text:p>SUITE</text:p>
          </table:table-cell>
          <table:table-cell office:value-type="string">
            <text:p>STREET</text:p>
          </table:table-cell>
          <table:table-cell office:value-type="string">
            <text:p>SUFFIX</text:p>
          </table:table-cell>
          <table:table-cell office:value-type="string">
            <text:p>CITY</text:p>
          </table:table-cell>
          <table:table-cell office:value-type="string">
            <text:p>ZIP</text:p>
          </table:table-cell>
          <table:table-cell office:value-type="string">
            <text:p>WORKPROGRE</text:p>
          </table:table-cell>
          <table:table-cell office:value-type="string">
            <text:p>geom</text:p>
          </table:table-cell>
          <table:table-cell table:number-columns-repeated="1012"/>
        </table:table-row>
        <table:table-row table:style-name="ro1">
          <table:table-cell office:value-type="string">
            <text:p>Senior_Centers.1</text:p>
          </table:table-cell>
          <table:table-cell office:value-type="float" office:value="4706">
            <text:p>4706</text:p>
          </table:table-cell>
          <table:table-cell office:value-type="string">
            <text:p>East Columbia Senior Center</text:p>
          </table:table-cell>
          <table:table-cell office:value-type="string">
            <text:p>Senior Center</text:p>
          </table:table-cell>
          <table:table-cell office:value-type="float" office:value="6600">
            <text:p>6600</text:p>
          </table:table-cell>
          <table:table-cell/>
          <table:table-cell office:value-type="string">
            <text:p>CRADLEROCK</text:p>
          </table:table-cell>
          <table:table-cell office:value-type="string">
            <text:p>WAY</text:p>
          </table:table-cell>
          <table:table-cell office:value-type="string">
            <text:p>Columbia</text:p>
          </table:table-cell>
          <table:table-cell office:value-type="float" office:value="21045">
            <text:p>21045</text:p>
          </table:table-cell>
          <table:table-cell office:value-type="string">
            <text:p>Address Checked</text:p>
          </table:table-cell>
          <table:table-cell office:value-type="string">
            <text:p>POINT (1355685.072379432 554975.4311169193)</text:p>
          </table:table-cell>
          <table:table-cell table:number-columns-repeated="1012"/>
        </table:table-row>
        <table:table-row table:style-name="ro1">
          <table:table-cell office:value-type="string">
            <text:p>Senior_Centers.2</text:p>
          </table:table-cell>
          <table:table-cell office:value-type="float" office:value="4707">
            <text:p>4707</text:p>
          </table:table-cell>
          <table:table-cell office:value-type="string">
            <text:p>Elkridge Senior Center</text:p>
          </table:table-cell>
          <table:table-cell office:value-type="string">
            <text:p>Senior Center</text:p>
          </table:table-cell>
          <table:table-cell office:value-type="float" office:value="6540">
            <text:p>6540</text:p>
          </table:table-cell>
          <table:table-cell/>
          <table:table-cell office:value-type="string">
            <text:p>WASHINGTON</text:p>
          </table:table-cell>
          <table:table-cell office:value-type="string">
            <text:p>BLVD</text:p>
          </table:table-cell>
          <table:table-cell office:value-type="string">
            <text:p>Elkridge</text:p>
          </table:table-cell>
          <table:table-cell office:value-type="float" office:value="21075">
            <text:p>21075</text:p>
          </table:table-cell>
          <table:table-cell office:value-type="string">
            <text:p>Address Checked</text:p>
          </table:table-cell>
          <table:table-cell office:value-type="string">
            <text:p>POINT (1387041.390623459 559021.2188490239)</text:p>
          </table:table-cell>
          <table:table-cell table:number-columns-repeated="1012"/>
        </table:table-row>
        <table:table-row table:style-name="ro1">
          <table:table-cell office:value-type="string">
            <text:p>Senior_Centers.3</text:p>
          </table:table-cell>
          <table:table-cell office:value-type="float" office:value="4708">
            <text:p>4708</text:p>
          </table:table-cell>
          <table:table-cell office:value-type="string">
            <text:p>Ellicott Senior Center</text:p>
          </table:table-cell>
          <table:table-cell office:value-type="string">
            <text:p>Senior Center</text:p>
          </table:table-cell>
          <table:table-cell office:value-type="float" office:value="9401">
            <text:p>9401</text:p>
          </table:table-cell>
          <table:table-cell/>
          <table:table-cell office:value-type="string">
            <text:p>FREDERICK</text:p>
          </table:table-cell>
          <table:table-cell office:value-type="string">
            <text:p>RD</text:p>
          </table:table-cell>
          <table:table-cell office:value-type="string">
            <text:p>Ellicott City</text:p>
          </table:table-cell>
          <table:table-cell office:value-type="float" office:value="21042">
            <text:p>21042</text:p>
          </table:table-cell>
          <table:table-cell office:value-type="string">
            <text:p>Address Checked</text:p>
          </table:table-cell>
          <table:table-cell office:value-type="string">
            <text:p>POINT (1358050.968504022 584637.8098793619)</text:p>
          </table:table-cell>
          <table:table-cell table:number-columns-repeated="1012"/>
        </table:table-row>
        <table:table-row table:style-name="ro1">
          <table:table-cell office:value-type="string">
            <text:p>Senior_Centers.4</text:p>
          </table:table-cell>
          <table:table-cell office:value-type="float" office:value="4709">
            <text:p>4709</text:p>
          </table:table-cell>
          <table:table-cell office:value-type="string">
            <text:p>Glenwood Senior Center</text:p>
          </table:table-cell>
          <table:table-cell office:value-type="string">
            <text:p>Senior Center</text:p>
          </table:table-cell>
          <table:table-cell office:value-type="float" office:value="2400">
            <text:p>2400</text:p>
          </table:table-cell>
          <table:table-cell/>
          <table:table-cell office:value-type="string">
            <text:p>RT 97</text:p>
          </table:table-cell>
          <table:table-cell/>
          <table:table-cell office:value-type="string">
            <text:p>Woodbine</text:p>
          </table:table-cell>
          <table:table-cell office:value-type="float" office:value="21797">
            <text:p>21797</text:p>
          </table:table-cell>
          <table:table-cell office:value-type="string">
            <text:p>Address Checked</text:p>
          </table:table-cell>
          <table:table-cell office:value-type="string">
            <text:p>POINT (1305838.3353519992 596839.5751688711)</text:p>
          </table:table-cell>
          <table:table-cell table:number-columns-repeated="1012"/>
        </table:table-row>
        <table:table-row table:style-name="ro1">
          <table:table-cell office:value-type="string">
            <text:p>Senior_Centers.5</text:p>
          </table:table-cell>
          <table:table-cell office:value-type="float" office:value="4710">
            <text:p>4710</text:p>
          </table:table-cell>
          <table:table-cell office:value-type="string">
            <text:p>North Laurel Senior Center Plus</text:p>
          </table:table-cell>
          <table:table-cell office:value-type="string">
            <text:p>Senior Center</text:p>
          </table:table-cell>
          <table:table-cell office:value-type="float" office:value="9411">
            <text:p>9411</text:p>
          </table:table-cell>
          <table:table-cell/>
          <table:table-cell office:value-type="string">
            <text:p>WHISKEY BOTTOM</text:p>
          </table:table-cell>
          <table:table-cell office:value-type="string">
            <text:p>RD</text:p>
          </table:table-cell>
          <table:table-cell office:value-type="string">
            <text:p>Jessup</text:p>
          </table:table-cell>
          <table:table-cell office:value-type="float" office:value="20794">
            <text:p>20794</text:p>
          </table:table-cell>
          <table:table-cell office:value-type="string">
            <text:p>Address Checked</text:p>
          </table:table-cell>
          <table:table-cell office:value-type="string">
            <text:p>POINT (1358801.9444386705 527957.857312161)</text:p>
          </table:table-cell>
          <table:table-cell table:number-columns-repeated="1012"/>
        </table:table-row>
        <table:table-row table:style-name="ro1">
          <table:table-cell office:value-type="string">
            <text:p>Senior_Centers.6</text:p>
          </table:table-cell>
          <table:table-cell office:value-type="float" office:value="4711">
            <text:p>4711</text:p>
          </table:table-cell>
          <table:table-cell office:value-type="string">
            <text:p>Longwood Senior Center</text:p>
          </table:table-cell>
          <table:table-cell office:value-type="string">
            <text:p>Senior Center</text:p>
          </table:table-cell>
          <table:table-cell office:value-type="float" office:value="6150">
            <text:p>6150</text:p>
          </table:table-cell>
          <table:table-cell/>
          <table:table-cell office:value-type="string">
            <text:p>FORELAND GARTH</text:p>
          </table:table-cell>
          <table:table-cell/>
          <table:table-cell office:value-type="string">
            <text:p>Columbia</text:p>
          </table:table-cell>
          <table:table-cell office:value-type="float" office:value="21045">
            <text:p>21045</text:p>
          </table:table-cell>
          <table:table-cell office:value-type="string">
            <text:p>Address Checked</text:p>
          </table:table-cell>
          <table:table-cell office:value-type="string">
            <text:p>POINT (1363982.6833299985 560405.8124370293)</text:p>
          </table:table-cell>
          <table:table-cell table:number-columns-repeated="1012"/>
        </table:table-row>
        <table:table-row table:style-name="ro1">
          <table:table-cell office:value-type="string">
            <text:p>Senior_Centers.7</text:p>
          </table:table-cell>
          <table:table-cell office:value-type="float" office:value="4712">
            <text:p>4712</text:p>
          </table:table-cell>
          <table:table-cell office:value-type="string">
            <text:p>Owen Brown Senior Center Plus</text:p>
          </table:table-cell>
          <table:table-cell office:value-type="string">
            <text:p>Senior Center</text:p>
          </table:table-cell>
          <table:table-cell office:value-type="float" office:value="7080">
            <text:p>7080</text:p>
          </table:table-cell>
          <table:table-cell/>
          <table:table-cell office:value-type="string">
            <text:p>CRADLEROCK</text:p>
          </table:table-cell>
          <table:table-cell office:value-type="string">
            <text:p>WAY</text:p>
          </table:table-cell>
          <table:table-cell office:value-type="string">
            <text:p>Columbia</text:p>
          </table:table-cell>
          <table:table-cell office:value-type="float" office:value="21045">
            <text:p>21045</text:p>
          </table:table-cell>
          <table:table-cell office:value-type="string">
            <text:p>Address Checked</text:p>
          </table:table-cell>
          <table:table-cell office:value-type="string">
            <text:p>POINT (1357031.3269777885 554177.3362713283)</text:p>
          </table:table-cell>
          <table:table-cell table:number-columns-repeated="1012"/>
        </table:table-row>
        <table:table-row table:style-name="ro1">
          <table:table-cell office:value-type="string">
            <text:p>Senior_Centers.8</text:p>
          </table:table-cell>
          <table:table-cell office:value-type="float" office:value="4714">
            <text:p>4714</text:p>
          </table:table-cell>
          <table:table-cell office:value-type="string">
            <text:p>Savage Senior Center</text:p>
          </table:table-cell>
          <table:table-cell office:value-type="string">
            <text:p>Senior Center</text:p>
          </table:table-cell>
          <table:table-cell office:value-type="float" office:value="9525">
            <text:p>9525</text:p>
          </table:table-cell>
          <table:table-cell/>
          <table:table-cell office:value-type="string">
            <text:p>DURNESS</text:p>
          </table:table-cell>
          <table:table-cell office:value-type="string">
            <text:p>LN</text:p>
          </table:table-cell>
          <table:table-cell office:value-type="string">
            <text:p>Laurel</text:p>
          </table:table-cell>
          <table:table-cell office:value-type="float" office:value="20723">
            <text:p>20723</text:p>
          </table:table-cell>
          <table:table-cell office:value-type="string">
            <text:p>Address Checked</text:p>
          </table:table-cell>
          <table:table-cell office:value-type="string">
            <text:p>POINT (1358735.509700882 533964.7867972195)</text:p>
          </table:table-cell>
          <table:table-cell table:number-columns-repeated="1012"/>
        </table:table-row>
        <table:table-row table:style-name="ro1">
          <table:table-cell office:value-type="string">
            <text:p>Senior_Centers.9</text:p>
          </table:table-cell>
          <table:table-cell office:value-type="float" office:value="4705">
            <text:p>4705</text:p>
          </table:table-cell>
          <table:table-cell office:value-type="string">
            <text:p>Bain Center</text:p>
          </table:table-cell>
          <table:table-cell office:value-type="string">
            <text:p>Senior Center</text:p>
          </table:table-cell>
          <table:table-cell office:value-type="float" office:value="5470">
            <text:p>5470</text:p>
          </table:table-cell>
          <table:table-cell/>
          <table:table-cell office:value-type="string">
            <text:p>RUTH KEETON</text:p>
          </table:table-cell>
          <table:table-cell office:value-type="string">
            <text:p>WAY</text:p>
          </table:table-cell>
          <table:table-cell office:value-type="string">
            <text:p>Columbia</text:p>
          </table:table-cell>
          <table:table-cell office:value-type="float" office:value="21044">
            <text:p>21044</text:p>
          </table:table-cell>
          <table:table-cell office:value-type="string">
            <text:p>Address Checked</text:p>
          </table:table-cell>
          <table:table-cell office:value-type="string">
            <text:p>POINT (1344002.5091061278 566973.4862287077)</text:p>
          </table:table-cell>
          <table:table-cell table:number-columns-repeated="1012"/>
        </table:table-row>
        <table:table-row table:style-name="ro1">
          <table:table-cell office:value-type="string">
            <text:p>Senior_Centers.10</text:p>
          </table:table-cell>
          <table:table-cell office:value-type="float" office:value="4715">
            <text:p>4715</text:p>
          </table:table-cell>
          <table:table-cell office:value-type="string">
            <text:p>Glenwood Senior Center Plus</text:p>
          </table:table-cell>
          <table:table-cell office:value-type="string">
            <text:p>Senior Center</text:p>
          </table:table-cell>
          <table:table-cell office:value-type="float" office:value="2400">
            <text:p>2400</text:p>
          </table:table-cell>
          <table:table-cell/>
          <table:table-cell office:value-type="string">
            <text:p>RT 97</text:p>
          </table:table-cell>
          <table:table-cell/>
          <table:table-cell office:value-type="string">
            <text:p>Woodbine</text:p>
          </table:table-cell>
          <table:table-cell office:value-type="float" office:value="21797">
            <text:p>21797</text:p>
          </table:table-cell>
          <table:table-cell office:value-type="string">
            <text:p>Address Checked</text:p>
          </table:table-cell>
          <table:table-cell office:value-type="string">
            <text:p>POINT (1305868.3508699697 596619.1249322963)</text:p>
          </table:table-cell>
          <table:table-cell table:number-columns-repeated="1012"/>
        </table:table-row>
        <table:table-row table:style-name="ro1">
          <table:table-cell office:value-type="string">
            <text:p>Senior_Centers.11</text:p>
          </table:table-cell>
          <table:table-cell office:value-type="float" office:value="4716">
            <text:p>4716</text:p>
          </table:table-cell>
          <table:table-cell office:value-type="string">
            <text:p>Ellicott City Senior Center Plus</text:p>
          </table:table-cell>
          <table:table-cell office:value-type="string">
            <text:p>Senior Center</text:p>
          </table:table-cell>
          <table:table-cell office:value-type="float" office:value="9401">
            <text:p>9401</text:p>
          </table:table-cell>
          <table:table-cell/>
          <table:table-cell office:value-type="string">
            <text:p>FREDERICK</text:p>
          </table:table-cell>
          <table:table-cell office:value-type="string">
            <text:p>RD</text:p>
          </table:table-cell>
          <table:table-cell office:value-type="string">
            <text:p>Ellicott City</text:p>
          </table:table-cell>
          <table:table-cell office:value-type="float" office:value="21042">
            <text:p>21042</text:p>
          </table:table-cell>
          <table:table-cell office:value-type="string">
            <text:p>Address Checked</text:p>
          </table:table-cell>
          <table:table-cell office:value-type="string">
            <text:p>POINT (1358105.2548616673 584563.3175427853)</text:p>
          </table:table-cell>
          <table:table-cell table:number-columns-repeated="1012"/>
        </table:table-row>
        <table:table-row table:style-name="ro1">
          <table:table-cell office:value-type="string">
            <text:p>Senior_Centers.12</text:p>
          </table:table-cell>
          <table:table-cell office:value-type="float" office:value="4710">
            <text:p>4710</text:p>
          </table:table-cell>
          <table:table-cell office:value-type="string">
            <text:p>North Laurel Senior Center</text:p>
          </table:table-cell>
          <table:table-cell office:value-type="string">
            <text:p>Senior Center</text:p>
          </table:table-cell>
          <table:table-cell office:value-type="float" office:value="9411">
            <text:p>9411</text:p>
          </table:table-cell>
          <table:table-cell/>
          <table:table-cell office:value-type="string">
            <text:p>WHISKEY BOTTOM</text:p>
          </table:table-cell>
          <table:table-cell office:value-type="string">
            <text:p>RD</text:p>
          </table:table-cell>
          <table:table-cell office:value-type="string">
            <text:p>Jessup</text:p>
          </table:table-cell>
          <table:table-cell office:value-type="float" office:value="20794">
            <text:p>20794</text:p>
          </table:table-cell>
          <table:table-cell office:value-type="string">
            <text:p>Address Checked</text:p>
          </table:table-cell>
          <table:table-cell office:value-type="string">
            <text:p>POINT (1358801.9444386705 527957.857312161)</text:p>
          </table:table-cell>
          <table:table-cell table:number-columns-repeated="1012"/>
        </table:table-row>
        <table:named-expressions/>
      </table:table>
      <table:table table:name="Assisted Living Large" table:style-name="ta4" table:print="false">
        <table:table-column table:style-name="co19" table:number-columns-repeated="1024" table:default-cell-style-name="Default"/>
        <table:table-row table:style-name="ro1">
          <table:table-cell office:value-type="string">
            <text:p>FID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code</text:p>
          </table:table-cell>
          <table:table-cell office:value-type="string">
            <text:p>Total_Beds</text:p>
          </table:table-cell>
          <table:table-cell office:value-type="string">
            <text:p>geom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85</text:p>
          </table:table-cell>
          <table:table-cell office:value-type="string">
            <text:p>BRIGHTON GARDENS BY MARRIOTT</text:p>
          </table:table-cell>
          <table:table-cell office:value-type="string">
            <text:p>7110 MINSTREL WAY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102">
            <text:p>102</text:p>
          </table:table-cell>
          <table:table-cell office:value-type="string">
            <text:p>POINT (1356456.8274611414 550548.8874767846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84</text:p>
          </table:table-cell>
          <table:table-cell office:value-type="string">
            <text:p>LORIEN HARMONY HALL ASST LIVING COMM</text:p>
          </table:table-cell>
          <table:table-cell office:value-type="string">
            <text:p>6336 CEDER L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200">
            <text:p>200</text:p>
          </table:table-cell>
          <table:table-cell office:value-type="string">
            <text:p>POINT (1344179.8635162595 557390.7874768723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83</text:p>
          </table:table-cell>
          <table:table-cell office:value-type="string">
            <text:p>MORNINGSIDE HOUSE</text:p>
          </table:table-cell>
          <table:table-cell office:value-type="string">
            <text:p>5330 DORSEY HALL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140">
            <text:p>140</text:p>
          </table:table-cell>
          <table:table-cell office:value-type="string">
            <text:p>POINT (1360084.3982756278 575685.5094764057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82</text:p>
          </table:table-cell>
          <table:table-cell office:value-type="string">
            <text:p>SOMERFORD PLACE</text:p>
          </table:table-cell>
          <table:table-cell office:value-type="string">
            <text:p>8220 SNOWDEN RIVER PKWY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64">
            <text:p>64</text:p>
          </table:table-cell>
          <table:table-cell office:value-type="string">
            <text:p>POINT (1368514.5860377268 562599.3294522917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81</text:p>
          </table:table-cell>
          <table:table-cell office:value-type="string">
            <text:p>SUNRISE ASSISTED LIVING</text:p>
          </table:table-cell>
          <table:table-cell office:value-type="string">
            <text:p>6500 FREETOWN RD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106">
            <text:p>106</text:p>
          </table:table-cell>
          <table:table-cell office:value-type="string">
            <text:p>POINT (1345964.5288512127 556249.1050446582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80</text:p>
          </table:table-cell>
          <table:table-cell office:value-type="string">
            <text:p>HEARTLANDS SENIOR VILLAGE</text:p>
          </table:table-cell>
          <table:table-cell office:value-type="string">
            <text:p>3004 NORTH RIDGE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70">
            <text:p>70</text:p>
          </table:table-cell>
          <table:table-cell office:value-type="string">
            <text:p>POINT (1362723.3499524486 591614.0426873089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7f</text:p>
          </table:table-cell>
          <table:table-cell office:value-type="string">
            <text:p>ELTERNHAUS, INC</text:p>
          </table:table-cell>
          <table:table-cell office:value-type="string">
            <text:p>4201 LINTHICUM RD</text:p>
          </table:table-cell>
          <table:table-cell office:value-type="string">
            <text:p>DAYTON</text:p>
          </table:table-cell>
          <table:table-cell office:value-type="string">
            <text:p>MD</text:p>
          </table:table-cell>
          <table:table-cell office:value-type="float" office:value="21036">
            <text:p>21036</text:p>
          </table:table-cell>
          <table:table-cell office:value-type="float" office:value="23">
            <text:p>23</text:p>
          </table:table-cell>
          <table:table-cell office:value-type="string">
            <text:p>POINT (1313599.3976505445 579386.5389657145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7e</text:p>
          </table:table-cell>
          <table:table-cell office:value-type="string">
            <text:p>SHANGRI-LA ASSISTED LIVING</text:p>
          </table:table-cell>
          <table:table-cell office:value-type="string">
            <text:p>4475 MONTGOMERY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45">
            <text:p>45</text:p>
          </table:table-cell>
          <table:table-cell office:value-type="string">
            <text:p>POINT (1366645.6334583554 576270.2522345576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7d</text:p>
          </table:table-cell>
          <table:table-cell office:value-type="string">
            <text:p>LIGHTHOUSE SENIOR LIVING</text:p>
          </table:table-cell>
          <table:table-cell office:value-type="string">
            <text:p>3100 NORTH RIDGE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59">
            <text:p>59</text:p>
          </table:table-cell>
          <table:table-cell office:value-type="string">
            <text:p>POINT (1362617.6982328813 589949.0769459954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7c</text:p>
          </table:table-cell>
          <table:table-cell office:value-type="string">
            <text:p>ENCORE AT TURF VALLEY</text:p>
          </table:table-cell>
          <table:table-cell office:value-type="string">
            <text:p>11150 RESORT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94">
            <text:p>94</text:p>
          </table:table-cell>
          <table:table-cell office:value-type="string">
            <text:p>POINT (1340962.315026187 595443.5516915477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7b</text:p>
          </table:table-cell>
          <table:table-cell office:value-type="string">
            <text:p>VANTAGE HOUSE</text:p>
          </table:table-cell>
          <table:table-cell office:value-type="string">
            <text:p>5400 VANTAGE POINT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26">
            <text:p>26</text:p>
          </table:table-cell>
          <table:table-cell office:value-type="string">
            <text:p>POINT (1353299.8604279968 566990.1680912388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Large.fid--6345c1b2_1505cf71764_-5f7a</text:p>
          </table:table-cell>
          <table:table-cell office:value-type="string">
            <text:p>LUTHERAN VILLAGE AT MILLERS GRANT</text:p>
          </table:table-cell>
          <table:table-cell office:value-type="string">
            <text:p>9531 FREDERICK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20">
            <text:p>20</text:p>
          </table:table-cell>
          <table:table-cell office:value-type="string">
            <text:p>POINT (1356896.4088539083 585272.5982009635)</text:p>
          </table:table-cell>
          <table:table-cell table:number-columns-repeated="1016"/>
        </table:table-row>
        <table:named-expressions/>
      </table:table>
      <table:table table:name="Assisted Living Small" table:style-name="ta5" table:print="false">
        <table:table-column table:style-name="co19" table:number-columns-repeated="1024" table:default-cell-style-name="Default"/>
        <table:table-row table:style-name="ro1">
          <table:table-cell office:value-type="string">
            <text:p>FID</text:p>
          </table:table-cell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City</text:p>
          </table:table-cell>
          <table:table-cell office:value-type="string">
            <text:p>State</text:p>
          </table:table-cell>
          <table:table-cell office:value-type="string">
            <text:p>Zipcode</text:p>
          </table:table-cell>
          <table:table-cell office:value-type="string">
            <text:p>Total_Beds</text:p>
          </table:table-cell>
          <table:table-cell office:value-type="string">
            <text:p>geom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f</text:p>
          </table:table-cell>
          <table:table-cell office:value-type="string">
            <text:p>A. DAWN HOME, LLC</text:p>
          </table:table-cell>
          <table:table-cell office:value-type="string">
            <text:p>4994 BEAVERBROOK RD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12">
            <text:p>12</text:p>
          </table:table-cell>
          <table:table-cell office:value-type="string">
            <text:p>POINT (1349451.0355969127 571232.3333962755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e</text:p>
          </table:table-cell>
          <table:table-cell office:value-type="string">
            <text:p>AASTORIA GROUP HOME</text:p>
          </table:table-cell>
          <table:table-cell office:value-type="string">
            <text:p>11584 SCAGGSVILLE RD</text:p>
          </table:table-cell>
          <table:table-cell office:value-type="string">
            <text:p>FULTON</text:p>
          </table:table-cell>
          <table:table-cell office:value-type="string">
            <text:p>MD</text:p>
          </table:table-cell>
          <table:table-cell office:value-type="float" office:value="20759">
            <text:p>20759</text:p>
          </table:table-cell>
          <table:table-cell office:value-type="float" office:value="13">
            <text:p>13</text:p>
          </table:table-cell>
          <table:table-cell office:value-type="string">
            <text:p>POINT (1337121.3921242682 540248.8691431788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d</text:p>
          </table:table-cell>
          <table:table-cell office:value-type="string">
            <text:p>AASTORIA HOUSE II</text:p>
          </table:table-cell>
          <table:table-cell office:value-type="string">
            <text:p>6636 CEDAR L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12">
            <text:p>12</text:p>
          </table:table-cell>
          <table:table-cell office:value-type="string">
            <text:p>POINT (1342578.9912003863 555180.0032951274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c</text:p>
          </table:table-cell>
          <table:table-cell office:value-type="string">
            <text:p>AATHOME FAMILY PLACE, INC.</text:p>
          </table:table-cell>
          <table:table-cell office:value-type="string">
            <text:p>5285 FIVE FINGERS WAY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8">
            <text:p>8</text:p>
          </table:table-cell>
          <table:table-cell office:value-type="string">
            <text:p>POINT (1362621.5028654446 568130.3872032359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b</text:p>
          </table:table-cell>
          <table:table-cell office:value-type="string">
            <text:p>ABUNDANT LIFE I GROUP HOME</text:p>
          </table:table-cell>
          <table:table-cell office:value-type="string">
            <text:p>9966 OAK LEA CT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7">
            <text:p>7</text:p>
          </table:table-cell>
          <table:table-cell office:value-type="string">
            <text:p>POINT (1353241.0349553295 587084.4812919315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a</text:p>
          </table:table-cell>
          <table:table-cell office:value-type="string">
            <text:p>ABUNDANT LIFE II GROUP HOME</text:p>
          </table:table-cell>
          <table:table-cell office:value-type="string">
            <text:p>9950 OAK LEA CT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5">
            <text:p>5</text:p>
          </table:table-cell>
          <table:table-cell office:value-type="string">
            <text:p>POINT (1353171.67357711 586714.2612773703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9</text:p>
          </table:table-cell>
          <table:table-cell office:value-type="string">
            <text:p>AGAPE SENIOR HOME I</text:p>
          </table:table-cell>
          <table:table-cell office:value-type="string">
            <text:p>9420 RIDGEVIEW D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6">
            <text:p>21046</text:p>
          </table:table-cell>
          <table:table-cell office:value-type="float" office:value="8">
            <text:p>8</text:p>
          </table:table-cell>
          <table:table-cell office:value-type="string">
            <text:p>POINT (1359526.5806094373 545829.6797814585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8</text:p>
          </table:table-cell>
          <table:table-cell office:value-type="string">
            <text:p>ALWAYS CARING GROUP HOME</text:p>
          </table:table-cell>
          <table:table-cell office:value-type="string">
            <text:p>9534 ANGELINA CI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8">
            <text:p>8</text:p>
          </table:table-cell>
          <table:table-cell office:value-type="string">
            <text:p>POINT (1358585.37304676 553221.4955185622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7</text:p>
          </table:table-cell>
          <table:table-cell office:value-type="string">
            <text:p>ANGELS ALERT III</text:p>
          </table:table-cell>
          <table:table-cell office:value-type="string">
            <text:p>6526 GREENMOUNT DR</text:p>
          </table:table-cell>
          <table:table-cell office:value-type="string">
            <text:p>ELKRIDGE</text:p>
          </table:table-cell>
          <table:table-cell office:value-type="string">
            <text:p>MD</text:p>
          </table:table-cell>
          <table:table-cell office:value-type="float" office:value="21075">
            <text:p>21075</text:p>
          </table:table-cell>
          <table:table-cell office:value-type="float" office:value="8">
            <text:p>8</text:p>
          </table:table-cell>
          <table:table-cell office:value-type="string">
            <text:p>POINT (1376569.8711605896 558675.5826261676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6</text:p>
          </table:table-cell>
          <table:table-cell office:value-type="string">
            <text:p>ANGEL'S TOUCH</text:p>
          </table:table-cell>
          <table:table-cell office:value-type="string">
            <text:p>12799 BUTTERCUP CT</text:p>
          </table:table-cell>
          <table:table-cell office:value-type="string">
            <text:p>WEST FRIENDSHIP</text:p>
          </table:table-cell>
          <table:table-cell office:value-type="string">
            <text:p>MD</text:p>
          </table:table-cell>
          <table:table-cell office:value-type="float" office:value="21794">
            <text:p>21794</text:p>
          </table:table-cell>
          <table:table-cell office:value-type="float" office:value="15">
            <text:p>15</text:p>
          </table:table-cell>
          <table:table-cell office:value-type="string">
            <text:p>POINT (1324116.5727041431 597127.2479316199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5</text:p>
          </table:table-cell>
          <table:table-cell office:value-type="string">
            <text:p>AUTUMN HILL GROUP HOME</text:p>
          </table:table-cell>
          <table:table-cell office:value-type="string">
            <text:p>12401 LIME KILN RD</text:p>
          </table:table-cell>
          <table:table-cell office:value-type="string">
            <text:p>FULTON</text:p>
          </table:table-cell>
          <table:table-cell office:value-type="string">
            <text:p>MD</text:p>
          </table:table-cell>
          <table:table-cell office:value-type="float" office:value="20759">
            <text:p>20759</text:p>
          </table:table-cell>
          <table:table-cell office:value-type="float" office:value="16">
            <text:p>16</text:p>
          </table:table-cell>
          <table:table-cell office:value-type="string">
            <text:p>POINT (1328317.765043144 539451.9449537599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4</text:p>
          </table:table-cell>
          <table:table-cell office:value-type="string">
            <text:p>BLOOMING HEARTS LLC</text:p>
          </table:table-cell>
          <table:table-cell office:value-type="string">
            <text:p>8107 TIDE ROCK SQ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5">
            <text:p>5</text:p>
          </table:table-cell>
          <table:table-cell office:value-type="string">
            <text:p>POINT (1369173.3727987919 558733.5301067089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3</text:p>
          </table:table-cell>
          <table:table-cell office:value-type="string">
            <text:p>BRYANT WOODS INN I</text:p>
          </table:table-cell>
          <table:table-cell office:value-type="string">
            <text:p>10461 WATERFOWL TE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2">
            <text:p>2</text:p>
          </table:table-cell>
          <table:table-cell office:value-type="string">
            <text:p>POINT (1350445.8006794811 566890.0769884856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2</text:p>
          </table:table-cell>
          <table:table-cell office:value-type="string">
            <text:p>CHESTNUT HILL MANOR</text:p>
          </table:table-cell>
          <table:table-cell office:value-type="string">
            <text:p>8205 TYSON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5">
            <text:p>5</text:p>
          </table:table-cell>
          <table:table-cell office:value-type="string">
            <text:p>POINT (1369823.6723026084 591785.5438165669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1</text:p>
          </table:table-cell>
          <table:table-cell office:value-type="string">
            <text:p>COOPER'S SENIOR ASST. LIVING</text:p>
          </table:table-cell>
          <table:table-cell office:value-type="string">
            <text:p>5615 TRICROSS D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8">
            <text:p>8</text:p>
          </table:table-cell>
          <table:table-cell office:value-type="string">
            <text:p>POINT (1366208.100713889 566070.6176677485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b0</text:p>
          </table:table-cell>
          <table:table-cell office:value-type="string">
            <text:p>COUNTRY GARDENS</text:p>
          </table:table-cell>
          <table:table-cell office:value-type="string">
            <text:p>12752 SCAGGSVILLE RD</text:p>
          </table:table-cell>
          <table:table-cell office:value-type="string">
            <text:p>HIGHLAND</text:p>
          </table:table-cell>
          <table:table-cell office:value-type="string">
            <text:p>MD</text:p>
          </table:table-cell>
          <table:table-cell office:value-type="float" office:value="20777">
            <text:p>20777</text:p>
          </table:table-cell>
          <table:table-cell office:value-type="float" office:value="15">
            <text:p>15</text:p>
          </table:table-cell>
          <table:table-cell office:value-type="string">
            <text:p>POINT (1325978.794010522 550268.5153234762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f</text:p>
          </table:table-cell>
          <table:table-cell office:value-type="string">
            <text:p>EMMANUEL CARE CENTER I</text:p>
          </table:table-cell>
          <table:table-cell office:value-type="string">
            <text:p>2992 MOUNT ETNA CI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8">
            <text:p>8</text:p>
          </table:table-cell>
          <table:table-cell office:value-type="string">
            <text:p>POINT (1367453.678881414 589973.3680615742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e</text:p>
          </table:table-cell>
          <table:table-cell office:value-type="string">
            <text:p>EMMANUEL CARE CENTER II</text:p>
          </table:table-cell>
          <table:table-cell office:value-type="string">
            <text:p>2988 MOUNT ETNA CI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5">
            <text:p>5</text:p>
          </table:table-cell>
          <table:table-cell office:value-type="string">
            <text:p>POINT (1367405.6819783405 590121.163403345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d</text:p>
          </table:table-cell>
          <table:table-cell office:value-type="string">
            <text:p>EMMANUEL CARE CENTER III</text:p>
          </table:table-cell>
          <table:table-cell office:value-type="string">
            <text:p>10705 VISTA RD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5">
            <text:p>5</text:p>
          </table:table-cell>
          <table:table-cell office:value-type="string">
            <text:p>POINT (1345180.1892156473 550901.8403127901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c</text:p>
          </table:table-cell>
          <table:table-cell office:value-type="string">
            <text:p>FAMILY CARE, INC.</text:p>
          </table:table-cell>
          <table:table-cell office:value-type="string">
            <text:p>12105 OLD FREDERICK RD</text:p>
          </table:table-cell>
          <table:table-cell office:value-type="string">
            <text:p>MARRIOTTSVILLE</text:p>
          </table:table-cell>
          <table:table-cell office:value-type="string">
            <text:p>MD</text:p>
          </table:table-cell>
          <table:table-cell office:value-type="float" office:value="21104">
            <text:p>21104</text:p>
          </table:table-cell>
          <table:table-cell office:value-type="float" office:value="15">
            <text:p>15</text:p>
          </table:table-cell>
          <table:table-cell office:value-type="string">
            <text:p>POINT (1331491.706590792 601073.8225531057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b</text:p>
          </table:table-cell>
          <table:table-cell office:value-type="string">
            <text:p>FONT HILL ASSISTED LIVING</text:p>
          </table:table-cell>
          <table:table-cell office:value-type="string">
            <text:p>3417 FONT HILL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5">
            <text:p>5</text:p>
          </table:table-cell>
          <table:table-cell office:value-type="string">
            <text:p>POINT (1353165.527632204 585744.6653025197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a</text:p>
          </table:table-cell>
          <table:table-cell office:value-type="string">
            <text:p>FRIENDSHIP PLACE</text:p>
          </table:table-cell>
          <table:table-cell office:value-type="string">
            <text:p>6348 SUNNY SPRING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5">
            <text:p>5</text:p>
          </table:table-cell>
          <table:table-cell office:value-type="string">
            <text:p>POINT (1345514.4115528904 558769.235119966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9</text:p>
          </table:table-cell>
          <table:table-cell office:value-type="string">
            <text:p>FRIENDSHIP ASSISTED LIVING</text:p>
          </table:table-cell>
          <table:table-cell office:value-type="string">
            <text:p>3282 ROSEMARY LN</text:p>
          </table:table-cell>
          <table:table-cell office:value-type="string">
            <text:p>WEST FRIENDSHIP</text:p>
          </table:table-cell>
          <table:table-cell office:value-type="string">
            <text:p>MD</text:p>
          </table:table-cell>
          <table:table-cell office:value-type="float" office:value="21794">
            <text:p>21794</text:p>
          </table:table-cell>
          <table:table-cell office:value-type="float" office:value="8">
            <text:p>8</text:p>
          </table:table-cell>
          <table:table-cell office:value-type="string">
            <text:p>POINT (1323152.5373461004 588076.3197340616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8</text:p>
          </table:table-cell>
          <table:table-cell office:value-type="string">
            <text:p>GARDEN OF GRACE</text:p>
          </table:table-cell>
          <table:table-cell office:value-type="string">
            <text:p>3125 THE OAKS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5">
            <text:p>5</text:p>
          </table:table-cell>
          <table:table-cell office:value-type="string">
            <text:p>POINT (1370150.5780387751 589812.4028378505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7</text:p>
          </table:table-cell>
          <table:table-cell office:value-type="string">
            <text:p>GLEN HILL HOME</text:p>
          </table:table-cell>
          <table:table-cell office:value-type="string">
            <text:p>14269 TRIADELPHIA MILL RD</text:p>
          </table:table-cell>
          <table:table-cell office:value-type="string">
            <text:p>DAYTON</text:p>
          </table:table-cell>
          <table:table-cell office:value-type="string">
            <text:p>MD</text:p>
          </table:table-cell>
          <table:table-cell office:value-type="float" office:value="21036">
            <text:p>21036</text:p>
          </table:table-cell>
          <table:table-cell office:value-type="float" office:value="16">
            <text:p>16</text:p>
          </table:table-cell>
          <table:table-cell office:value-type="string">
            <text:p>POINT (1309612.7280551507 568409.2960363319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6</text:p>
          </table:table-cell>
          <table:table-cell office:value-type="string">
            <text:p>GRACE SENIOR HOME</text:p>
          </table:table-cell>
          <table:table-cell office:value-type="string">
            <text:p>5612 ROUNDTREE L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8">
            <text:p>8</text:p>
          </table:table-cell>
          <table:table-cell office:value-type="string">
            <text:p>POINT (1366058.2567238123 564562.2271895033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5</text:p>
          </table:table-cell>
          <table:table-cell office:value-type="string">
            <text:p>GREENWAY MANOR LLC</text:p>
          </table:table-cell>
          <table:table-cell office:value-type="string">
            <text:p>2913 GREENWAY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8">
            <text:p>8</text:p>
          </table:table-cell>
          <table:table-cell office:value-type="string">
            <text:p>POINT (1358299.4402766335 591475.0272668259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4</text:p>
          </table:table-cell>
          <table:table-cell office:value-type="string">
            <text:p>HILLSIDE HOUSE</text:p>
          </table:table-cell>
          <table:table-cell office:value-type="string">
            <text:p>5502 HARRIS FARM LN</text:p>
          </table:table-cell>
          <table:table-cell office:value-type="string">
            <text:p>CLARKSVILLE</text:p>
          </table:table-cell>
          <table:table-cell office:value-type="string">
            <text:p>MD</text:p>
          </table:table-cell>
          <table:table-cell office:value-type="float" office:value="21029">
            <text:p>21029</text:p>
          </table:table-cell>
          <table:table-cell office:value-type="float" office:value="15">
            <text:p>15</text:p>
          </table:table-cell>
          <table:table-cell office:value-type="string">
            <text:p>POINT (1316447.0187901135 567695.7810991972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3</text:p>
          </table:table-cell>
          <table:table-cell office:value-type="string">
            <text:p>IVY MANOR CHESTNUT, INC.</text:p>
          </table:table-cell>
          <table:table-cell office:value-type="string">
            <text:p>2817 MONTCLAIR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8">
            <text:p>8</text:p>
          </table:table-cell>
          <table:table-cell office:value-type="string">
            <text:p>POINT (1369407.211369248 592746.0672060956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2</text:p>
          </table:table-cell>
          <table:table-cell office:value-type="string">
            <text:p>IVY MANOR NORMANDY</text:p>
          </table:table-cell>
          <table:table-cell office:value-type="string">
            <text:p>2942 ROSEMAR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8">
            <text:p>8</text:p>
          </table:table-cell>
          <table:table-cell office:value-type="string">
            <text:p>POINT (1367268.7152061618 590723.7586681396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1</text:p>
          </table:table-cell>
          <table:table-cell office:value-type="string">
            <text:p>IVY MANOR NORMANDY II</text:p>
          </table:table-cell>
          <table:table-cell office:value-type="string">
            <text:p>2928 NORMANDY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8">
            <text:p>8</text:p>
          </table:table-cell>
          <table:table-cell office:value-type="string">
            <text:p>POINT (1366981.0264517725 591192.021137127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a0</text:p>
          </table:table-cell>
          <table:table-cell office:value-type="string">
            <text:p>LA CASA DE ROSA</text:p>
          </table:table-cell>
          <table:table-cell office:value-type="string">
            <text:p>8433 WOODWARD ST</text:p>
          </table:table-cell>
          <table:table-cell office:value-type="string">
            <text:p>SAVAGE</text:p>
          </table:table-cell>
          <table:table-cell office:value-type="string">
            <text:p>MD</text:p>
          </table:table-cell>
          <table:table-cell office:value-type="float" office:value="20763">
            <text:p>20763</text:p>
          </table:table-cell>
          <table:table-cell office:value-type="float" office:value="5">
            <text:p>5</text:p>
          </table:table-cell>
          <table:table-cell office:value-type="string">
            <text:p>POINT (1362964.5051239815 536384.825781861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f</text:p>
          </table:table-cell>
          <table:table-cell office:value-type="string">
            <text:p>LIVINGSPRING ASSISTED LIVING</text:p>
          </table:table-cell>
          <table:table-cell office:value-type="string">
            <text:p>14831 CEMETERY RD</text:p>
          </table:table-cell>
          <table:table-cell office:value-type="string">
            <text:p>COOKSVILLE</text:p>
          </table:table-cell>
          <table:table-cell office:value-type="string">
            <text:p>MD</text:p>
          </table:table-cell>
          <table:table-cell office:value-type="float" office:value="21723">
            <text:p>21723</text:p>
          </table:table-cell>
          <table:table-cell office:value-type="float" office:value="3">
            <text:p>3</text:p>
          </table:table-cell>
          <table:table-cell office:value-type="string">
            <text:p>POINT (1303832.0278754265 600669.0681814747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e</text:p>
          </table:table-cell>
          <table:table-cell office:value-type="string">
            <text:p>MAPLE HILL ASSISTED LIVING</text:p>
          </table:table-cell>
          <table:table-cell office:value-type="string">
            <text:p>10711 HARDING RD</text:p>
          </table:table-cell>
          <table:table-cell office:value-type="string">
            <text:p>LAUREL</text:p>
          </table:table-cell>
          <table:table-cell office:value-type="string">
            <text:p>MD</text:p>
          </table:table-cell>
          <table:table-cell office:value-type="float" office:value="20723">
            <text:p>20723</text:p>
          </table:table-cell>
          <table:table-cell office:value-type="float" office:value="16">
            <text:p>16</text:p>
          </table:table-cell>
          <table:table-cell office:value-type="string">
            <text:p>POINT (1345145.9475226016 534398.5149211964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d</text:p>
          </table:table-cell>
          <table:table-cell office:value-type="string">
            <text:p>MARANATHA HOUSE</text:p>
          </table:table-cell>
          <table:table-cell office:value-type="string">
            <text:p>6118 SEBRING D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6">
            <text:p>6</text:p>
          </table:table-cell>
          <table:table-cell office:value-type="string">
            <text:p>POINT (1350223.376006707 559336.710699581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c</text:p>
          </table:table-cell>
          <table:table-cell office:value-type="string">
            <text:p>MCKETE'S SENIOR HOME</text:p>
          </table:table-cell>
          <table:table-cell office:value-type="string">
            <text:p>5621 TRICROSS D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15">
            <text:p>15</text:p>
          </table:table-cell>
          <table:table-cell office:value-type="string">
            <text:p>POINT (1366387.5037723242 566187.0979569132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b</text:p>
          </table:table-cell>
          <table:table-cell office:value-type="string">
            <text:p>MONTCLAIRE MANOR</text:p>
          </table:table-cell>
          <table:table-cell office:value-type="string">
            <text:p>11805 WAYNERIDGE ST</text:p>
          </table:table-cell>
          <table:table-cell office:value-type="string">
            <text:p>FULTON</text:p>
          </table:table-cell>
          <table:table-cell office:value-type="string">
            <text:p>MD</text:p>
          </table:table-cell>
          <table:table-cell office:value-type="float" office:value="20759">
            <text:p>20759</text:p>
          </table:table-cell>
          <table:table-cell office:value-type="float" office:value="8">
            <text:p>8</text:p>
          </table:table-cell>
          <table:table-cell office:value-type="string">
            <text:p>POINT (1333982.2775977505 544118.1804572823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a</text:p>
          </table:table-cell>
          <table:table-cell office:value-type="string">
            <text:p>MORNING GLORY ASSISTED LIVING</text:p>
          </table:table-cell>
          <table:table-cell office:value-type="string">
            <text:p>3030 BROOKWOOD RD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2">
            <text:p>21042</text:p>
          </table:table-cell>
          <table:table-cell office:value-type="float" office:value="5">
            <text:p>5</text:p>
          </table:table-cell>
          <table:table-cell office:value-type="string">
            <text:p>POINT (1360770.4027927024 590215.6938892783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9</text:p>
          </table:table-cell>
          <table:table-cell office:value-type="string">
            <text:p>MY HOME</text:p>
          </table:table-cell>
          <table:table-cell office:value-type="string">
            <text:p>6359 RISING MOO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6">
            <text:p>6</text:p>
          </table:table-cell>
          <table:table-cell office:value-type="string">
            <text:p>POINT (1356891.7262292216 557408.0546554141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8</text:p>
          </table:table-cell>
          <table:table-cell office:value-type="string">
            <text:p>NEW DIMENSIONS ASST. LIVING</text:p>
          </table:table-cell>
          <table:table-cell office:value-type="string">
            <text:p>6905 SCARLET OAK DR</text:p>
          </table:table-cell>
          <table:table-cell office:value-type="string">
            <text:p>ELKRIDGE</text:p>
          </table:table-cell>
          <table:table-cell office:value-type="string">
            <text:p>MD</text:p>
          </table:table-cell>
          <table:table-cell office:value-type="float" office:value="21075">
            <text:p>21075</text:p>
          </table:table-cell>
          <table:table-cell office:value-type="float" office:value="3">
            <text:p>3</text:p>
          </table:table-cell>
          <table:table-cell office:value-type="string">
            <text:p>POINT (1381738.9034901918 552372.4771294744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7</text:p>
          </table:table-cell>
          <table:table-cell office:value-type="string">
            <text:p>NEW LIFE ASSISTED LIVING</text:p>
          </table:table-cell>
          <table:table-cell office:value-type="string">
            <text:p>6901 SCARLET OAK DR</text:p>
          </table:table-cell>
          <table:table-cell office:value-type="string">
            <text:p>ELKRIDGE</text:p>
          </table:table-cell>
          <table:table-cell office:value-type="string">
            <text:p>MD</text:p>
          </table:table-cell>
          <table:table-cell office:value-type="float" office:value="21075">
            <text:p>21075</text:p>
          </table:table-cell>
          <table:table-cell office:value-type="float" office:value="5">
            <text:p>5</text:p>
          </table:table-cell>
          <table:table-cell office:value-type="string">
            <text:p>POINT (1381792.1683460395 552435.9852268263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6</text:p>
          </table:table-cell>
          <table:table-cell office:value-type="string">
            <text:p>NEW LIFE ASSISTED LIVING II</text:p>
          </table:table-cell>
          <table:table-cell office:value-type="string">
            <text:p>5510 HARVEST SCENE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5">
            <text:p>5</text:p>
          </table:table-cell>
          <table:table-cell office:value-type="string">
            <text:p>POINT (1342275.205923628 565202.2834518107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5</text:p>
          </table:table-cell>
          <table:table-cell office:value-type="string">
            <text:p>ODILIAS HOUSE</text:p>
          </table:table-cell>
          <table:table-cell office:value-type="string">
            <text:p>7319 WYE AVE</text:p>
          </table:table-cell>
          <table:table-cell office:value-type="string">
            <text:p>JESSUP</text:p>
          </table:table-cell>
          <table:table-cell office:value-type="string">
            <text:p>MD</text:p>
          </table:table-cell>
          <table:table-cell office:value-type="float" office:value="20794">
            <text:p>20794</text:p>
          </table:table-cell>
          <table:table-cell office:value-type="float" office:value="5">
            <text:p>5</text:p>
          </table:table-cell>
          <table:table-cell office:value-type="string">
            <text:p>POINT (1371778.9607746985 547682.8285024989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4</text:p>
          </table:table-cell>
          <table:table-cell office:value-type="string">
            <text:p>ODILIAS HOUSE II</text:p>
          </table:table-cell>
          <table:table-cell office:value-type="string">
            <text:p>7310 WYE AVE</text:p>
          </table:table-cell>
          <table:table-cell office:value-type="string">
            <text:p>JESSUP</text:p>
          </table:table-cell>
          <table:table-cell office:value-type="string">
            <text:p>MD</text:p>
          </table:table-cell>
          <table:table-cell office:value-type="float" office:value="20794">
            <text:p>20794</text:p>
          </table:table-cell>
          <table:table-cell office:value-type="float" office:value="9">
            <text:p>9</text:p>
          </table:table-cell>
          <table:table-cell office:value-type="string">
            <text:p>POINT (1371611.8496060753 547697.1690406114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3</text:p>
          </table:table-cell>
          <table:table-cell office:value-type="string">
            <text:p>PEARLS OF WISDOM</text:p>
          </table:table-cell>
          <table:table-cell office:value-type="string">
            <text:p>9359 GUILFORD RD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6">
            <text:p>21046</text:p>
          </table:table-cell>
          <table:table-cell office:value-type="float" office:value="9">
            <text:p>9</text:p>
          </table:table-cell>
          <table:table-cell office:value-type="string">
            <text:p>POINT (1359043.6849382895 546417.3491800445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2</text:p>
          </table:table-cell>
          <table:table-cell office:value-type="string">
            <text:p>PFEFFERKORN ASSISTED LIVING</text:p>
          </table:table-cell>
          <table:table-cell office:value-type="string">
            <text:p>3320 PFEFFERKORN RD</text:p>
          </table:table-cell>
          <table:table-cell office:value-type="string">
            <text:p>WEST FRIENDSHIP</text:p>
          </table:table-cell>
          <table:table-cell office:value-type="string">
            <text:p>MD</text:p>
          </table:table-cell>
          <table:table-cell office:value-type="float" office:value="21794">
            <text:p>21794</text:p>
          </table:table-cell>
          <table:table-cell office:value-type="float" office:value="5">
            <text:p>5</text:p>
          </table:table-cell>
          <table:table-cell office:value-type="string">
            <text:p>POINT (1314381.1033097208 587146.2334050183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1</text:p>
          </table:table-cell>
          <table:table-cell office:value-type="string">
            <text:p>PINE HILL ASSISTED LIVING</text:p>
          </table:table-cell>
          <table:table-cell office:value-type="string">
            <text:p>8455 MURPHY RD</text:p>
          </table:table-cell>
          <table:table-cell office:value-type="string">
            <text:p>LAUREL</text:p>
          </table:table-cell>
          <table:table-cell office:value-type="string">
            <text:p>MD</text:p>
          </table:table-cell>
          <table:table-cell office:value-type="float" office:value="20723">
            <text:p>20723</text:p>
          </table:table-cell>
          <table:table-cell office:value-type="float" office:value="16">
            <text:p>16</text:p>
          </table:table-cell>
          <table:table-cell office:value-type="string">
            <text:p>POINT (1336385.6347198624 536500.1354148474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90</text:p>
          </table:table-cell>
          <table:table-cell office:value-type="string">
            <text:p>ROYAL RESIDENTIAL SERVICES</text:p>
          </table:table-cell>
          <table:table-cell office:value-type="string">
            <text:p>6379 SHADOWSHAPE PL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5">
            <text:p>5</text:p>
          </table:table-cell>
          <table:table-cell office:value-type="string">
            <text:p>POINT (1356089.241422981 556913.7450865831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f</text:p>
          </table:table-cell>
          <table:table-cell office:value-type="string">
            <text:p>RUTH KEETON HOUSE</text:p>
          </table:table-cell>
          <table:table-cell office:value-type="string">
            <text:p>5466 RUTH KEETON WAY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16">
            <text:p>16</text:p>
          </table:table-cell>
          <table:table-cell office:value-type="string">
            <text:p>POINT (1344278.4912987906 566961.779679048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e</text:p>
          </table:table-cell>
          <table:table-cell office:value-type="string">
            <text:p>SAH-RANG BONG CARE I, INC.</text:p>
          </table:table-cell>
          <table:table-cell office:value-type="string">
            <text:p>10717 HUNTING L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8">
            <text:p>8</text:p>
          </table:table-cell>
          <table:table-cell office:value-type="string">
            <text:p>POINT (1344959.22786309 550357.1925285369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d</text:p>
          </table:table-cell>
          <table:table-cell office:value-type="string">
            <text:p>SAH-RANG BONG CARE II, INC</text:p>
          </table:table-cell>
          <table:table-cell office:value-type="string">
            <text:p>10806 HUNTING L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5">
            <text:p>5</text:p>
          </table:table-cell>
          <table:table-cell office:value-type="string">
            <text:p>POINT (1344592.5198170587 550729.7538554359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c</text:p>
          </table:table-cell>
          <table:table-cell office:value-type="string">
            <text:p>SAH-RANG BONG CARE III, INC</text:p>
          </table:table-cell>
          <table:table-cell office:value-type="string">
            <text:p>10810 HUNTING LN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5">
            <text:p>5</text:p>
          </table:table-cell>
          <table:table-cell office:value-type="string">
            <text:p>POINT (1344445.6024674142 550628.4920965186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b</text:p>
          </table:table-cell>
          <table:table-cell office:value-type="string">
            <text:p>SAN JOSE HOMES, LLC</text:p>
          </table:table-cell>
          <table:table-cell office:value-type="string">
            <text:p>9316 PILAR CT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8">
            <text:p>8</text:p>
          </table:table-cell>
          <table:table-cell office:value-type="string">
            <text:p>POINT (1359127.0941905775 560157.3406764824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a</text:p>
          </table:table-cell>
          <table:table-cell office:value-type="string">
            <text:p>SHAMROCK GARDENS ASSISTED LIVING LLC</text:p>
          </table:table-cell>
          <table:table-cell office:value-type="string">
            <text:p>16350 CAMALO DR</text:p>
          </table:table-cell>
          <table:table-cell office:value-type="string">
            <text:p>MT. AIRY</text:p>
          </table:table-cell>
          <table:table-cell office:value-type="string">
            <text:p>MD</text:p>
          </table:table-cell>
          <table:table-cell office:value-type="float" office:value="21771">
            <text:p>21771</text:p>
          </table:table-cell>
          <table:table-cell office:value-type="float" office:value="15">
            <text:p>15</text:p>
          </table:table-cell>
          <table:table-cell office:value-type="string">
            <text:p>POINT (1289751.9607608747 615241.1035525111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9</text:p>
          </table:table-cell>
          <table:table-cell office:value-type="string">
            <text:p>TOTAL ASSISTED LIVING HOME</text:p>
          </table:table-cell>
          <table:table-cell office:value-type="string">
            <text:p>12026 SCAGGSVILLE RD</text:p>
          </table:table-cell>
          <table:table-cell office:value-type="string">
            <text:p>FULTON</text:p>
          </table:table-cell>
          <table:table-cell office:value-type="string">
            <text:p>MD</text:p>
          </table:table-cell>
          <table:table-cell office:value-type="float" office:value="20759">
            <text:p>20759</text:p>
          </table:table-cell>
          <table:table-cell office:value-type="float" office:value="8">
            <text:p>8</text:p>
          </table:table-cell>
          <table:table-cell office:value-type="string">
            <text:p>POINT (1332143.1767507799 543134.5366083581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8</text:p>
          </table:table-cell>
          <table:table-cell office:value-type="string">
            <text:p>WE CARE TOO ASSISTED LIVING</text:p>
          </table:table-cell>
          <table:table-cell office:value-type="string">
            <text:p>6257 TAMAR DR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5">
            <text:p>5</text:p>
          </table:table-cell>
          <table:table-cell office:value-type="string">
            <text:p>POINT (1361557.6690686995 558727.0914977588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7</text:p>
          </table:table-cell>
          <table:table-cell office:value-type="string">
            <text:p>WHERE WE LIVE</text:p>
          </table:table-cell>
          <table:table-cell office:value-type="string">
            <text:p>8760 MARY LN</text:p>
          </table:table-cell>
          <table:table-cell office:value-type="string">
            <text:p>JESSUP</text:p>
          </table:table-cell>
          <table:table-cell office:value-type="string">
            <text:p>MD</text:p>
          </table:table-cell>
          <table:table-cell office:value-type="float" office:value="20794">
            <text:p>20794</text:p>
          </table:table-cell>
          <table:table-cell office:value-type="float" office:value="5">
            <text:p>5</text:p>
          </table:table-cell>
          <table:table-cell office:value-type="string">
            <text:p>POINT (1364731.0252882591 540665.0374125021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6</text:p>
          </table:table-cell>
          <table:table-cell office:value-type="string">
            <text:p>WINTER GROWTH</text:p>
          </table:table-cell>
          <table:table-cell office:value-type="string">
            <text:p>5460 RUTH KEETON WAY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4">
            <text:p>21044</text:p>
          </table:table-cell>
          <table:table-cell office:value-type="float" office:value="13">
            <text:p>13</text:p>
          </table:table-cell>
          <table:table-cell office:value-type="string">
            <text:p>POINT (1344243.6642776593 567044.8962673027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5</text:p>
          </table:table-cell>
          <table:table-cell office:value-type="string">
            <text:p>WOORI CARE ASSISTED LIVING</text:p>
          </table:table-cell>
          <table:table-cell office:value-type="string">
            <text:p>8549 PINEWAY DR</text:p>
          </table:table-cell>
          <table:table-cell office:value-type="string">
            <text:p>LAUREL</text:p>
          </table:table-cell>
          <table:table-cell office:value-type="string">
            <text:p>MD</text:p>
          </table:table-cell>
          <table:table-cell office:value-type="float" office:value="20723">
            <text:p>20723</text:p>
          </table:table-cell>
          <table:table-cell office:value-type="float" office:value="8">
            <text:p>8</text:p>
          </table:table-cell>
          <table:table-cell office:value-type="string">
            <text:p>POINT (1344541.3036095146 534973.0144378435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4</text:p>
          </table:table-cell>
          <table:table-cell office:value-type="string">
            <text:p>YOLANDAS HOME</text:p>
          </table:table-cell>
          <table:table-cell office:value-type="string">
            <text:p>13351 TRIADELPHIA MILL RD</text:p>
          </table:table-cell>
          <table:table-cell office:value-type="string">
            <text:p>CLARKSVILLE</text:p>
          </table:table-cell>
          <table:table-cell office:value-type="string">
            <text:p>MD</text:p>
          </table:table-cell>
          <table:table-cell office:value-type="float" office:value="21029">
            <text:p>21029</text:p>
          </table:table-cell>
          <table:table-cell office:value-type="float" office:value="5">
            <text:p>5</text:p>
          </table:table-cell>
          <table:table-cell office:value-type="string">
            <text:p>POINT (1318976.5141148078 563832.615730005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3</text:p>
          </table:table-cell>
          <table:table-cell office:value-type="string">
            <text:p>BRIGHTLIFE OF CLARKSVILLE</text:p>
          </table:table-cell>
          <table:table-cell office:value-type="string">
            <text:p>12674 CLARKSVILLE PK</text:p>
          </table:table-cell>
          <table:table-cell office:value-type="string">
            <text:p>CLARKSVILLE</text:p>
          </table:table-cell>
          <table:table-cell office:value-type="string">
            <text:p>MD</text:p>
          </table:table-cell>
          <table:table-cell office:value-type="float" office:value="21029">
            <text:p>21029</text:p>
          </table:table-cell>
          <table:table-cell office:value-type="float" office:value="4">
            <text:p>4</text:p>
          </table:table-cell>
          <table:table-cell office:value-type="string">
            <text:p>POINT (1327979.152745255 557761.0074914197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2</text:p>
          </table:table-cell>
          <table:table-cell office:value-type="string">
            <text:p>NESTING HOUSE LLC</text:p>
          </table:table-cell>
          <table:table-cell office:value-type="string">
            <text:p>9266 LAPWING CT</text:p>
          </table:table-cell>
          <table:table-cell office:value-type="string">
            <text:p>COLUMBIA</text:p>
          </table:table-cell>
          <table:table-cell office:value-type="string">
            <text:p>MD</text:p>
          </table:table-cell>
          <table:table-cell office:value-type="float" office:value="21045">
            <text:p>21045</text:p>
          </table:table-cell>
          <table:table-cell office:value-type="float" office:value="5">
            <text:p>5</text:p>
          </table:table-cell>
          <table:table-cell office:value-type="string">
            <text:p>POINT (1360647.7765586344 562089.2160251358)</text:p>
          </table:table-cell>
          <table:table-cell table:number-columns-repeated="1016"/>
        </table:table-row>
        <table:table-row table:style-name="ro1">
          <table:table-cell office:value-type="string">
            <text:p>Assisted_Living_Facilities_Small.fid--6345c1b2_1505cf71764_-5e81</text:p>
          </table:table-cell>
          <table:table-cell office:value-type="string">
            <text:p>NEW LIFE ASSISTED LIVING III</text:p>
          </table:table-cell>
          <table:table-cell office:value-type="string">
            <text:p>8401 IVY DR</text:p>
          </table:table-cell>
          <table:table-cell office:value-type="string">
            <text:p>ELLICOTT CITY</text:p>
          </table:table-cell>
          <table:table-cell office:value-type="string">
            <text:p>MD</text:p>
          </table:table-cell>
          <table:table-cell office:value-type="float" office:value="21043">
            <text:p>21043</text:p>
          </table:table-cell>
          <table:table-cell office:value-type="float" office:value="8">
            <text:p>8</text:p>
          </table:table-cell>
          <table:table-cell office:value-type="string">
            <text:p>POINT (1368497.0261951417 592501.6927300922)</text:p>
          </table:table-cell>
          <table:table-cell table:number-columns-repeated="1016"/>
        </table:table-row>
        <table:named-expressions/>
      </table:table>
      <table:named-expressions>
        <table:named-range table:name="Assisted_Living_Large" table:base-cell-address="$o.$A$1" table:cell-range-address="$'Assisted Living Large'.$A$1:.$H$13"/>
        <table:named-range table:name="Assisted_Living_Small" table:base-cell-address="$o.$A$1" table:cell-range-address="$'Assisted Living Small'.$A$1:.$H$64"/>
        <table:named-range table:name="Senior_Centers_Addresses" table:base-cell-address="$o.$A$1" table:cell-range-address="$'Senior Center'.$A$1:.$L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5b9bd5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dcdea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9dc3e6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5b9bd5" style:border-line-width-bottom="0.0138in 0.0138in 0.0138in" style:diagonal-bl-tr="none" style:diagonal-tl-br="none" fo:border-left="none" fo:border-right="none" style:rotation-align="none" fo:border-top="0.0138in solid #5b9bd5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10/24/2015</text:date>, <text:time>17:0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" style:display-name="PageStyle_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bined_20_Data" style:display-name="PageStyle_Combined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ior_20_Center" style:display-name="PageStyle_Senior Cen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isted_20_Living_20_Large" style:display-name="PageStyle_Assisted Living Lar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isted_20_Living_20_Small" style:display-name="PageStyle_Assisted Living Smal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472" meta:object-count="0"/>
    <meta:generator>OpenOffice/4.1.1$Win32 OpenOffice.org_project/411m6$Build-9775</meta:generator>
  </office:meta>
</office:document-meta>
</file>